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4.506cm" style:rel-column-width="55920*"/>
    </style:style>
    <style:style style:name="Table1.B" style:family="table-column">
      <style:table-column-properties style:column-width="2.494cm" style:rel-column-width="9615*"/>
    </style:style>
    <style:style style:name="Table1.1" style:family="table-row">
      <style:table-row-properties fo:keep-together="auto"/>
    </style:style>
    <style:style style:name="Table1.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1.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1.A2"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1.B2"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4.506cm" style:rel-column-width="55920*"/>
    </style:style>
    <style:style style:name="Table3.B" style:family="table-column">
      <style:table-column-properties style:column-width="2.494cm" style:rel-column-width="9615*"/>
    </style:style>
    <style:style style:name="Table3.1" style:family="table-row">
      <style:table-row-properties fo:keep-together="auto"/>
    </style:style>
    <style:style style:name="Table3.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3.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3.A2"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B2"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3.A3"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4"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5"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6"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7"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8"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9"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10"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11"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12"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4.506cm" style:rel-column-width="55920*"/>
    </style:style>
    <style:style style:name="Table2.B" style:family="table-column">
      <style:table-column-properties style:column-width="2.494cm" style:rel-column-width="9615*"/>
    </style:style>
    <style:style style:name="Table2.1" style:family="table-row">
      <style:table-row-properties fo:keep-together="auto"/>
    </style:style>
    <style:style style:name="Table2.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2.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2.A2"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2.B2"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2.A3"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2.A4"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2.A5"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4.295cm" style:rel-column-width="16557*"/>
    </style:style>
    <style:style style:name="Table4.B" style:family="table-column">
      <style:table-column-properties style:column-width="9.899cm" style:rel-column-width="38159*"/>
    </style:style>
    <style:style style:name="Table4.C" style:family="table-column">
      <style:table-column-properties style:column-width="2.806cm" style:rel-column-width="10819*"/>
    </style:style>
    <style:style style:name="Table4.1" style:family="table-row">
      <style:table-row-properties fo:keep-together="auto"/>
    </style:style>
    <style:style style:name="Table4.A1" style:family="table-cell">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 fo:background-color="#e6e6ff" fo:padding="0.097cm" fo:border="0.05pt solid #000000" style:writing-mode="page">
        <style:background-image/>
      </style:table-cell-properties>
    </style:style>
    <style:style style:name="Table4.A2" style:family="table-cell">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4.C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4.506cm" style:rel-column-width="55920*"/>
    </style:style>
    <style:style style:name="Table5.B" style:family="table-column">
      <style:table-column-properties style:column-width="2.494cm" style:rel-column-width="9615*"/>
    </style:style>
    <style:style style:name="Table5.1" style:family="table-row">
      <style:table-row-properties fo:keep-together="auto"/>
    </style:style>
    <style:style style:name="Table5.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5.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5.A2"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B2"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5.A3"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4"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5"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6"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7"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8"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9"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10"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11"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12"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13"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6" style:family="table">
      <style:table-properties style:width="17cm" fo:break-before="auto" fo:break-after="auto" table:align="margins" fo:keep-with-next="auto" style:may-break-between-rows="true" table:border-model="collapsing"/>
    </style:style>
    <style:style style:name="Table6.A" style:family="table-column">
      <style:table-column-properties style:column-width="14.506cm" style:rel-column-width="55920*"/>
    </style:style>
    <style:style style:name="Table6.B" style:family="table-column">
      <style:table-column-properties style:column-width="2.494cm" style:rel-column-width="9615*"/>
    </style:style>
    <style:style style:name="Table6.1" style:family="table-row">
      <style:table-row-properties fo:keep-together="auto"/>
    </style:style>
    <style:style style:name="Table6.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6.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6.A2"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6.B2"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6.A3"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6.A4"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6.A5"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6.A6"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P1" style:family="paragraph" style:parent-style-name="Text_20_body">
      <style:text-properties officeooo:rsid="001d1cc4" officeooo:paragraph-rsid="001d1cc4"/>
    </style:style>
    <style:style style:name="P2" style:family="paragraph" style:parent-style-name="Text_20_body">
      <style:text-properties fo:color="#ff6600" fo:font-style="italic" fo:font-weight="bold" officeooo:rsid="001fbe32" officeooo:paragraph-rsid="001fbe32" style:font-style-asian="italic" style:font-weight-asian="bold" style:font-style-complex="italic" style:font-weight-complex="bold"/>
    </style:style>
    <style:style style:name="P3" style:family="paragraph" style:parent-style-name="Text_20_body">
      <style:text-properties fo:color="#ff6600" fo:font-style="italic" fo:font-weight="bold" officeooo:rsid="0034b840" officeooo:paragraph-rsid="0034b840" style:font-style-asian="italic" style:font-weight-asian="bold" style:font-style-complex="italic" style:font-weight-complex="bold"/>
    </style:style>
    <style:style style:name="P4" style:family="paragraph" style:parent-style-name="Text_20_body">
      <style:text-properties fo:color="#ff6600" fo:font-style="italic" fo:font-weight="bold" officeooo:rsid="007ab3af" officeooo:paragraph-rsid="007ab3af" style:font-style-asian="italic" style:font-weight-asian="bold" style:font-style-complex="italic" style:font-weight-complex="bold"/>
    </style:style>
    <style:style style:name="P5" style:family="paragraph" style:parent-style-name="Text_20_body">
      <style:text-properties fo:color="#ff6600" style:font-name="Ubuntu" fo:font-style="normal" fo:font-weight="normal" officeooo:rsid="00224b46" officeooo:paragraph-rsid="00224b46" style:font-style-asian="normal" style:font-weight-asian="normal" style:font-style-complex="normal" style:font-weight-complex="normal"/>
    </style:style>
    <style:style style:name="P6" style:family="paragraph" style:parent-style-name="Text_20_body">
      <style:text-properties fo:color="#ff6600" style:font-name="Ubuntu" fo:font-style="italic" fo:font-weight="bold" officeooo:rsid="00273209" officeooo:paragraph-rsid="00273209" style:font-style-asian="italic" style:font-weight-asian="bold" style:font-style-complex="italic" style:font-weight-complex="bold"/>
    </style:style>
    <style:style style:name="P7" style:family="paragraph" style:parent-style-name="Text_20_body">
      <style:text-properties fo:color="#ff6600" style:font-name="Ubuntu" fo:font-style="italic" fo:font-weight="bold" officeooo:rsid="00224b46" officeooo:paragraph-rsid="00224b46" style:font-style-asian="italic" style:font-weight-asian="bold" style:font-style-complex="italic" style:font-weight-complex="bold"/>
    </style:style>
    <style:style style:name="P8" style:family="paragraph" style:parent-style-name="Text_20_body">
      <style:text-properties fo:color="#ff6600" style:font-name="Ubuntu" fo:font-style="italic" fo:font-weight="bold" officeooo:rsid="005240a1" officeooo:paragraph-rsid="005240a1" style:font-style-asian="italic" style:font-weight-asian="bold" style:font-style-complex="italic" style:font-weight-complex="bold"/>
    </style:style>
    <style:style style:name="P9" style:family="paragraph" style:parent-style-name="Text_20_body">
      <style:text-properties fo:color="#ff6600" style:font-name="Ubuntu" fo:font-style="italic" fo:font-weight="bold" officeooo:rsid="00531ea0" officeooo:paragraph-rsid="00531ea0" style:font-style-asian="italic" style:font-weight-asian="bold" style:font-style-complex="italic" style:font-weight-complex="bold"/>
    </style:style>
    <style:style style:name="P10" style:family="paragraph" style:parent-style-name="Text_20_body">
      <style:text-properties fo:color="#ff6600" style:font-name="Ubuntu" fo:font-style="italic" fo:font-weight="bold" officeooo:rsid="005f7725" officeooo:paragraph-rsid="005f7725" style:font-style-asian="italic" style:font-weight-asian="bold" style:font-style-complex="italic" style:font-weight-complex="bold"/>
    </style:style>
    <style:style style:name="P11" style:family="paragraph" style:parent-style-name="Text_20_body">
      <style:text-properties fo:color="#ff6600" style:font-name="Ubuntu" fo:font-style="italic" fo:font-weight="bold" officeooo:rsid="0068fe5c" officeooo:paragraph-rsid="0068fe5c" style:font-style-asian="italic" style:font-weight-asian="bold" style:font-style-complex="italic" style:font-weight-complex="bold"/>
    </style:style>
    <style:style style:name="P12" style:family="paragraph" style:parent-style-name="Text_20_body">
      <style:text-properties fo:color="#ff6600" style:font-name="Ubuntu" fo:font-style="italic" fo:font-weight="bold" officeooo:rsid="0077bc0b" officeooo:paragraph-rsid="0077bc0b" style:font-style-asian="italic" style:font-weight-asian="bold" style:font-style-complex="italic" style:font-weight-complex="bold"/>
    </style:style>
    <style:style style:name="P13" style:family="paragraph" style:parent-style-name="Text_20_body">
      <style:text-properties fo:color="#ff6600" style:font-name="Ubuntu" fo:font-style="italic" fo:font-weight="bold" officeooo:rsid="007895a9" officeooo:paragraph-rsid="007895a9" style:font-style-asian="italic" style:font-weight-asian="bold" style:font-style-complex="italic" style:font-weight-complex="bold"/>
    </style:style>
    <style:style style:name="P14" style:family="paragraph" style:parent-style-name="Text_20_body">
      <style:text-properties fo:color="#ff6600" style:font-name="Ubuntu" fo:font-style="italic" fo:font-weight="normal" officeooo:rsid="006d6b6e" officeooo:paragraph-rsid="006d6b6e" style:font-style-asian="italic" style:font-weight-asian="normal" style:font-style-complex="italic" style:font-weight-complex="normal"/>
    </style:style>
    <style:style style:name="P15" style:family="paragraph" style:parent-style-name="Text_20_body">
      <style:text-properties fo:color="#ff6600" style:font-name="Ubuntu" fo:font-style="italic" fo:font-weight="normal" officeooo:rsid="00701804" officeooo:paragraph-rsid="00701804" style:font-style-asian="italic" style:font-weight-asian="normal" style:font-style-complex="italic" style:font-weight-complex="normal"/>
    </style:style>
    <style:style style:name="P16" style:family="paragraph" style:parent-style-name="Text_20_body">
      <style:text-properties fo:color="#ff6600" style:font-name="Ubuntu" fo:font-style="italic" fo:font-weight="normal" officeooo:rsid="007895a9" officeooo:paragraph-rsid="007895a9" style:font-style-asian="italic" style:font-weight-asian="normal" style:font-style-complex="italic" style:font-weight-complex="normal"/>
    </style:style>
    <style:style style:name="P17" style:family="paragraph" style:parent-style-name="Text_20_body">
      <style:text-properties fo:color="#000000" style:font-name="Ubuntu" fo:font-style="normal" fo:font-weight="normal" officeooo:rsid="00224b46" officeooo:paragraph-rsid="00224b46" style:font-style-asian="normal" style:font-weight-asian="normal" style:font-style-complex="normal" style:font-weight-complex="normal"/>
    </style:style>
    <style:style style:name="P18" style:family="paragraph" style:parent-style-name="Text_20_body">
      <style:text-properties fo:color="#000000" style:font-name="Ubuntu" fo:font-style="normal" fo:font-weight="normal" officeooo:rsid="00262ab2" officeooo:paragraph-rsid="0033275f" style:font-style-asian="normal" style:font-weight-asian="normal" style:font-style-complex="normal" style:font-weight-complex="normal"/>
    </style:style>
    <style:style style:name="P19" style:family="paragraph" style:parent-style-name="Text_20_body">
      <style:text-properties fo:color="#000000" style:font-name="Ubuntu" fo:font-style="normal" fo:font-weight="normal" officeooo:rsid="00262ab2" officeooo:paragraph-rsid="00262ab2" style:font-style-asian="normal" style:font-weight-asian="normal" style:font-style-complex="normal" style:font-weight-complex="normal"/>
    </style:style>
    <style:style style:name="P20" style:family="paragraph" style:parent-style-name="Text_20_body">
      <style:text-properties fo:color="#000000" style:font-name="Ubuntu" fo:font-style="normal" fo:font-weight="normal" officeooo:rsid="005240a1" officeooo:paragraph-rsid="005240a1" style:font-style-asian="normal" style:font-weight-asian="normal" style:font-style-complex="normal" style:font-weight-complex="normal"/>
    </style:style>
    <style:style style:name="P21" style:family="paragraph" style:parent-style-name="Text_20_body">
      <style:text-properties fo:color="#000000" style:font-name="Ubuntu" fo:font-style="normal" fo:font-weight="normal" officeooo:rsid="00531ea0" officeooo:paragraph-rsid="00531ea0" style:font-style-asian="normal" style:font-weight-asian="normal" style:font-style-complex="normal" style:font-weight-complex="normal"/>
    </style:style>
    <style:style style:name="P22" style:family="paragraph" style:parent-style-name="Text_20_body">
      <style:text-properties fo:color="#000000" style:font-name="Ubuntu" fo:font-style="normal" fo:font-weight="normal" officeooo:rsid="00540ceb" officeooo:paragraph-rsid="00540ceb" style:font-style-asian="normal" style:font-weight-asian="normal" style:font-style-complex="normal" style:font-weight-complex="normal"/>
    </style:style>
    <style:style style:name="P23" style:family="paragraph" style:parent-style-name="Text_20_body">
      <style:text-properties fo:color="#000000" style:font-name="Ubuntu" fo:font-style="normal" fo:font-weight="normal" officeooo:rsid="00563d57" officeooo:paragraph-rsid="00563d57" style:font-style-asian="normal" style:font-weight-asian="normal" style:font-style-complex="normal" style:font-weight-complex="normal"/>
    </style:style>
    <style:style style:name="P24" style:family="paragraph" style:parent-style-name="Text_20_body">
      <style:text-properties fo:color="#000000" style:font-name="Ubuntu" fo:font-style="normal" fo:font-weight="normal" officeooo:rsid="0057f23d" officeooo:paragraph-rsid="0057f23d" style:font-style-asian="normal" style:font-weight-asian="normal" style:font-style-complex="normal" style:font-weight-complex="normal"/>
    </style:style>
    <style:style style:name="P25" style:family="paragraph" style:parent-style-name="Text_20_body">
      <style:text-properties fo:color="#000000" style:font-name="Ubuntu" fo:font-style="normal" fo:font-weight="normal" officeooo:rsid="005955fb" officeooo:paragraph-rsid="005955fb" style:font-style-asian="normal" style:font-weight-asian="normal" style:font-style-complex="normal" style:font-weight-complex="normal"/>
    </style:style>
    <style:style style:name="P26" style:family="paragraph" style:parent-style-name="Text_20_body">
      <style:text-properties fo:color="#000000" style:font-name="Ubuntu" fo:font-style="normal" fo:font-weight="normal" officeooo:rsid="005b38f7" officeooo:paragraph-rsid="005b38f7" style:font-style-asian="normal" style:font-weight-asian="normal" style:font-style-complex="normal" style:font-weight-complex="normal"/>
    </style:style>
    <style:style style:name="P27" style:family="paragraph" style:parent-style-name="Text_20_body">
      <style:text-properties fo:color="#000000" style:font-name="Ubuntu" fo:font-style="normal" fo:font-weight="normal" officeooo:rsid="005c077b" officeooo:paragraph-rsid="005c077b" style:font-style-asian="normal" style:font-weight-asian="normal" style:font-style-complex="normal" style:font-weight-complex="normal"/>
    </style:style>
    <style:style style:name="P28" style:family="paragraph" style:parent-style-name="Text_20_body">
      <style:text-properties fo:color="#000000" style:font-name="Ubuntu" fo:font-style="normal" fo:font-weight="normal" officeooo:rsid="005f7725" officeooo:paragraph-rsid="005f7725" style:font-style-asian="normal" style:font-weight-asian="normal" style:font-style-complex="normal" style:font-weight-complex="normal"/>
    </style:style>
    <style:style style:name="P29" style:family="paragraph" style:parent-style-name="Text_20_body">
      <style:text-properties fo:color="#000000" style:font-name="Ubuntu" fo:font-style="normal" fo:font-weight="normal" officeooo:rsid="0060de36" officeooo:paragraph-rsid="0060de36" style:font-style-asian="normal" style:font-weight-asian="normal" style:font-style-complex="normal" style:font-weight-complex="normal"/>
    </style:style>
    <style:style style:name="P30" style:family="paragraph" style:parent-style-name="Text_20_body">
      <style:text-properties fo:color="#000000" style:font-name="Ubuntu" fo:font-style="normal" fo:font-weight="normal" officeooo:rsid="00617433" officeooo:paragraph-rsid="00617433" style:font-style-asian="normal" style:font-weight-asian="normal" style:font-style-complex="normal" style:font-weight-complex="normal"/>
    </style:style>
    <style:style style:name="P31" style:family="paragraph" style:parent-style-name="Text_20_body">
      <style:text-properties fo:color="#000000" style:font-name="Ubuntu" fo:font-style="normal" fo:font-weight="normal" officeooo:rsid="0063343f" officeooo:paragraph-rsid="0063343f" style:font-style-asian="normal" style:font-weight-asian="normal" style:font-style-complex="normal" style:font-weight-complex="normal"/>
    </style:style>
    <style:style style:name="P32" style:family="paragraph" style:parent-style-name="Text_20_body">
      <style:text-properties fo:color="#000000" style:font-name="Ubuntu" fo:font-style="normal" fo:font-weight="normal" officeooo:rsid="00647c37" officeooo:paragraph-rsid="00647c37" style:font-style-asian="normal" style:font-weight-asian="normal" style:font-style-complex="normal" style:font-weight-complex="normal"/>
    </style:style>
    <style:style style:name="P33" style:family="paragraph" style:parent-style-name="Text_20_body">
      <style:text-properties fo:color="#000000" style:font-name="Ubuntu" fo:font-style="normal" fo:font-weight="normal" officeooo:rsid="0067bfd4" officeooo:paragraph-rsid="0067bfd4" style:font-style-asian="normal" style:font-weight-asian="normal" style:font-style-complex="normal" style:font-weight-complex="normal"/>
    </style:style>
    <style:style style:name="P34" style:family="paragraph" style:parent-style-name="Text_20_body">
      <style:text-properties fo:color="#000000" style:font-name="Ubuntu" fo:font-style="normal" fo:font-weight="normal" officeooo:rsid="006f11a9" officeooo:paragraph-rsid="006f11a9" style:font-style-asian="normal" style:font-weight-asian="normal" style:font-style-complex="normal" style:font-weight-complex="normal"/>
    </style:style>
    <style:style style:name="P35" style:family="paragraph" style:parent-style-name="Text_20_body">
      <style:text-properties fo:color="#000000" style:font-name="Ubuntu" fo:font-style="normal" fo:font-weight="normal" officeooo:rsid="0071d9a1" officeooo:paragraph-rsid="0071d9a1" style:font-style-asian="normal" style:font-weight-asian="normal" style:font-style-complex="normal" style:font-weight-complex="normal"/>
    </style:style>
    <style:style style:name="P36" style:family="paragraph" style:parent-style-name="Text_20_body">
      <style:text-properties fo:color="#000000" style:font-name="Ubuntu" fo:font-style="normal" fo:font-weight="normal" officeooo:rsid="007844bf" officeooo:paragraph-rsid="007844bf" style:font-style-asian="normal" style:font-weight-asian="normal" style:font-style-complex="normal" style:font-weight-complex="normal"/>
    </style:style>
    <style:style style:name="P37" style:family="paragraph" style:parent-style-name="Text_20_body">
      <style:text-properties fo:color="#000000" style:font-name="Ubuntu" fo:font-style="normal" fo:font-weight="normal" officeooo:rsid="00318f65" officeooo:paragraph-rsid="0033275f" style:font-style-asian="normal" style:font-weight-asian="normal" style:font-style-complex="normal" style:font-weight-complex="normal"/>
    </style:style>
    <style:style style:name="P38" style:family="paragraph" style:parent-style-name="Text_20_body">
      <style:text-properties fo:color="#000000" style:font-name="Ubuntu" fo:font-style="normal" fo:font-weight="normal" officeooo:rsid="0050d19d" officeooo:paragraph-rsid="0050d19d" style:font-style-asian="normal" style:font-weight-asian="normal" style:font-style-complex="normal" style:font-weight-complex="normal"/>
    </style:style>
    <style:style style:name="P39" style:family="paragraph" style:parent-style-name="Text_20_body">
      <style:text-properties fo:color="#000000" style:font-name="Ubuntu" fo:font-style="normal" fo:font-weight="normal" officeooo:rsid="00800642" officeooo:paragraph-rsid="00800642" style:font-style-asian="normal" style:font-weight-asian="normal" style:font-style-complex="normal" style:font-weight-complex="normal"/>
    </style:style>
    <style:style style:name="P40" style:family="paragraph" style:parent-style-name="Text_20_body">
      <style:text-properties fo:color="#000000" style:font-name="Ubuntu" fo:font-style="normal" fo:font-weight="normal" officeooo:rsid="008554c9" officeooo:paragraph-rsid="008554c9" style:font-style-asian="normal" style:font-weight-asian="normal" style:font-style-complex="normal" style:font-weight-complex="normal"/>
    </style:style>
    <style:style style:name="P41" style:family="paragraph" style:parent-style-name="Text_20_body">
      <style:text-properties fo:color="#000000" style:font-name="Ubuntu" fo:font-style="normal" fo:font-weight="normal" officeooo:rsid="007ab3af" officeooo:paragraph-rsid="007ab3af" style:font-style-asian="normal" style:font-weight-asian="normal" style:font-style-complex="normal" style:font-weight-complex="normal"/>
    </style:style>
    <style:style style:name="P42" style:family="paragraph" style:parent-style-name="Text_20_body">
      <style:text-properties fo:color="#000000" style:font-name="Ubuntu" fo:font-style="normal" fo:font-weight="normal" officeooo:rsid="00871a5c" officeooo:paragraph-rsid="00871a5c" style:font-style-asian="normal" style:font-weight-asian="normal" style:font-style-complex="normal" style:font-weight-complex="normal"/>
    </style:style>
    <style:style style:name="P43" style:family="paragraph" style:parent-style-name="Text_20_body">
      <style:text-properties fo:color="#000000" style:font-name="Ubuntu" fo:font-style="normal" fo:font-weight="normal" officeooo:rsid="00871a5c" officeooo:paragraph-rsid="0088ecc1" style:font-style-asian="normal" style:font-weight-asian="normal" style:font-style-complex="normal" style:font-weight-complex="normal"/>
    </style:style>
    <style:style style:name="P44" style:family="paragraph" style:parent-style-name="Text_20_body">
      <style:text-properties fo:color="#000000" style:font-name="Ubuntu" fo:font-style="normal" fo:font-weight="normal" officeooo:rsid="0088ecc1" officeooo:paragraph-rsid="0088ecc1" style:font-style-asian="normal" style:font-weight-asian="normal" style:font-style-complex="normal" style:font-weight-complex="normal"/>
    </style:style>
    <style:style style:name="P45" style:family="paragraph" style:parent-style-name="Text_20_body">
      <style:text-properties fo:color="#000000" style:font-name="Ubuntu" fo:font-style="normal" fo:font-weight="normal" officeooo:rsid="008a3d95" officeooo:paragraph-rsid="008a3d95" style:font-style-asian="normal" style:font-weight-asian="normal" style:font-style-complex="normal" style:font-weight-complex="normal"/>
    </style:style>
    <style:style style:name="P46" style:family="paragraph" style:parent-style-name="Text_20_body">
      <style:text-properties fo:color="#000000" style:font-name="Ubuntu" fo:font-style="normal" fo:font-weight="normal" officeooo:rsid="008c5f35" officeooo:paragraph-rsid="008c5f35" style:font-style-asian="normal" style:font-weight-asian="normal" style:font-style-complex="normal" style:font-weight-complex="normal"/>
    </style:style>
    <style:style style:name="P47" style:family="paragraph" style:parent-style-name="Text_20_body">
      <style:text-properties fo:color="#000000" style:font-name="Ubuntu" fo:font-style="normal" fo:font-weight="normal" officeooo:rsid="008c5f35" officeooo:paragraph-rsid="008e5a2e" style:font-style-asian="normal" style:font-weight-asian="normal" style:font-style-complex="normal" style:font-weight-complex="normal"/>
    </style:style>
    <style:style style:name="P48" style:family="paragraph" style:parent-style-name="Text_20_body">
      <style:text-properties fo:color="#000000" style:font-name="Ubuntu" fo:font-style="normal" fo:font-weight="normal" officeooo:rsid="008e8aa3" officeooo:paragraph-rsid="008e8aa3" style:font-style-asian="normal" style:font-weight-asian="normal" style:font-style-complex="normal" style:font-weight-complex="normal"/>
    </style:style>
    <style:style style:name="P49" style:family="paragraph" style:parent-style-name="Text_20_body">
      <style:text-properties fo:color="#000000" style:font-name="Ubuntu" fo:font-style="normal" fo:font-weight="normal" officeooo:rsid="00908881" officeooo:paragraph-rsid="00908881" style:font-style-asian="normal" style:font-weight-asian="normal" style:font-style-complex="normal" style:font-weight-complex="normal"/>
    </style:style>
    <style:style style:name="P50" style:family="paragraph" style:parent-style-name="Text_20_body">
      <style:text-properties fo:color="#000000" style:font-name="Ubuntu" fo:font-style="normal" fo:font-weight="bold" officeooo:rsid="0057b328" officeooo:paragraph-rsid="0057b328" style:font-style-asian="normal" style:font-weight-asian="bold" style:font-style-complex="normal" style:font-weight-complex="bold"/>
    </style:style>
    <style:style style:name="P51" style:family="paragraph" style:parent-style-name="Text_20_body">
      <style:text-properties fo:color="#000000" style:font-name="Ubuntu" fo:font-style="normal" fo:font-weight="bold" officeooo:rsid="006a013e" officeooo:paragraph-rsid="006a013e" style:font-style-asian="normal" style:font-weight-asian="bold" style:font-style-complex="normal" style:font-weight-complex="bold"/>
    </style:style>
    <style:style style:name="P52" style:family="paragraph" style:parent-style-name="Text_20_body">
      <style:text-properties fo:color="#000000" style:font-name="Ubuntu" fo:font-style="normal" fo:font-weight="bold" officeooo:rsid="006dd2bb" officeooo:paragraph-rsid="006dd2bb" style:font-style-asian="normal" style:font-weight-asian="bold" style:font-style-complex="normal" style:font-weight-complex="bold"/>
    </style:style>
    <style:style style:name="P53" style:family="paragraph" style:parent-style-name="Text_20_body">
      <style:text-properties fo:color="#000000" style:font-name="Ubuntu" fo:font-style="normal" fo:font-weight="bold" officeooo:rsid="00761d5c" officeooo:paragraph-rsid="00761d5c" style:font-style-asian="normal" style:font-weight-asian="bold" style:font-style-complex="normal" style:font-weight-complex="bold"/>
    </style:style>
    <style:style style:name="P54" style:family="paragraph" style:parent-style-name="Text_20_body">
      <style:text-properties fo:color="#000000" style:font-name="Ubuntu" fo:font-style="normal" fo:font-weight="bold" officeooo:rsid="007f2a48" officeooo:paragraph-rsid="007f2a48" style:font-style-asian="normal" style:font-weight-asian="bold" style:font-style-complex="normal" style:font-weight-complex="bold"/>
    </style:style>
    <style:style style:name="P55" style:family="paragraph" style:parent-style-name="Text_20_body">
      <style:text-properties fo:color="#000000" style:font-name="Ubuntu" fo:font-style="normal" fo:font-weight="bold" officeooo:rsid="0085d486" officeooo:paragraph-rsid="0085d486" style:font-style-asian="normal" style:font-weight-asian="bold" style:font-style-complex="normal" style:font-weight-complex="bold"/>
    </style:style>
    <style:style style:name="P56" style:family="paragraph" style:parent-style-name="Text_20_body">
      <style:text-properties fo:color="#000000" style:font-name="Ubuntu" fo:font-style="italic" fo:font-weight="normal" officeooo:rsid="005c1846" officeooo:paragraph-rsid="005c1846" style:font-style-asian="italic" style:font-weight-asian="normal" style:font-style-complex="italic" style:font-weight-complex="normal"/>
    </style:style>
    <style:style style:name="P57" style:family="paragraph" style:parent-style-name="Text_20_body">
      <style:text-properties fo:color="#000000" fo:font-style="normal" fo:font-weight="normal" officeooo:rsid="00262ab2" officeooo:paragraph-rsid="00262ab2" style:font-style-asian="normal" style:font-weight-asian="normal" style:font-style-complex="normal" style:font-weight-complex="normal"/>
    </style:style>
    <style:style style:name="P58" style:family="paragraph" style:parent-style-name="Text_20_body">
      <style:text-properties fo:color="#000000" fo:font-style="normal" fo:font-weight="normal" officeooo:rsid="00262ab2" officeooo:paragraph-rsid="0033275f" style:font-style-asian="normal" style:font-weight-asian="normal" style:font-style-complex="normal" style:font-weight-complex="normal"/>
    </style:style>
    <style:style style:name="P59" style:family="paragraph" style:parent-style-name="Text_20_body">
      <style:text-properties fo:color="#000000" fo:font-style="normal" fo:font-weight="normal" officeooo:rsid="002a9316" officeooo:paragraph-rsid="002a9316" style:font-style-asian="normal" style:font-weight-asian="normal" style:font-style-complex="normal" style:font-weight-complex="normal"/>
    </style:style>
    <style:style style:name="P60" style:family="paragraph" style:parent-style-name="Text_20_body">
      <style:text-properties fo:color="#000000" fo:font-style="normal" fo:font-weight="normal" officeooo:rsid="007dd463" officeooo:paragraph-rsid="007dd463" style:font-style-asian="normal" style:font-weight-asian="normal" style:font-style-complex="normal" style:font-weight-complex="normal"/>
    </style:style>
    <style:style style:name="P61" style:family="paragraph" style:parent-style-name="Text_20_body">
      <style:text-properties officeooo:rsid="001fbe32" officeooo:paragraph-rsid="001fbe32"/>
    </style:style>
    <style:style style:name="P62" style:family="paragraph" style:parent-style-name="Text_20_body">
      <style:text-properties style:font-name="Ubuntu" officeooo:rsid="00503cf0" officeooo:paragraph-rsid="00503cf0"/>
    </style:style>
    <style:style style:name="P63" style:family="paragraph" style:parent-style-name="Text_20_body">
      <style:text-properties style:font-name="Ubuntu" fo:font-weight="bold" officeooo:rsid="0057b328" officeooo:paragraph-rsid="0057b328" style:font-weight-asian="bold" style:font-weight-complex="bold"/>
    </style:style>
    <style:style style:name="P64" style:family="paragraph" style:parent-style-name="Text_20_body">
      <style:text-properties fo:font-style="normal" fo:font-weight="normal" officeooo:rsid="0078c68e" officeooo:paragraph-rsid="0078c68e" style:font-style-asian="normal" style:font-weight-asian="normal" style:font-style-complex="normal" style:font-weight-complex="normal"/>
    </style:style>
    <style:style style:name="P65" style:family="paragraph" style:parent-style-name="Text_20_body">
      <style:text-properties fo:color="#cccccc" style:font-name="Ubuntu" fo:font-style="normal" fo:font-weight="normal" officeooo:rsid="00224b46" officeooo:paragraph-rsid="00224b46" style:font-style-asian="normal" style:font-weight-asian="normal" style:font-style-complex="normal" style:font-weight-complex="normal"/>
    </style:style>
    <style:style style:name="P66" style:family="paragraph" style:parent-style-name="Text_20_body">
      <style:text-properties fo:color="#cccccc" style:font-name="Ubuntu" fo:font-style="normal" fo:font-weight="normal" officeooo:rsid="002a9316" officeooo:paragraph-rsid="002a9316" style:font-style-asian="normal" style:font-weight-asian="normal" style:font-style-complex="normal" style:font-weight-complex="normal"/>
    </style:style>
    <style:style style:name="P67" style:family="paragraph" style:parent-style-name="Text_20_body">
      <style:text-properties fo:color="#cccccc" style:font-name="Ubuntu" fo:font-style="normal" fo:font-weight="bold" officeooo:rsid="0034306e" officeooo:paragraph-rsid="0034306e" style:font-style-asian="normal" style:font-weight-asian="bold" style:font-style-complex="normal" style:font-weight-complex="bold"/>
    </style:style>
    <style:style style:name="P68" style:family="paragraph" style:parent-style-name="Text_20_body">
      <style:text-properties fo:color="#cccccc" style:font-name="Ubuntu" officeooo:rsid="002a9316" officeooo:paragraph-rsid="002a9316"/>
    </style:style>
    <style:style style:name="P69" style:family="paragraph" style:parent-style-name="Text_20_body">
      <style:text-properties fo:color="#cccccc" officeooo:paragraph-rsid="001c2808"/>
    </style:style>
    <style:style style:name="P70" style:family="paragraph" style:parent-style-name="Text_20_body">
      <style:text-properties fo:color="#cccccc" officeooo:rsid="001d1cc4" officeooo:paragraph-rsid="001d1cc4"/>
    </style:style>
    <style:style style:name="P71" style:family="paragraph" style:parent-style-name="Text_20_body">
      <style:text-properties fo:color="#cccccc" fo:font-style="italic" fo:font-weight="bold" officeooo:rsid="00273209" officeooo:paragraph-rsid="00273209" style:font-style-asian="italic" style:font-weight-asian="bold" style:font-style-complex="italic" style:font-weight-complex="bold"/>
    </style:style>
    <style:style style:name="P72" style:family="paragraph" style:parent-style-name="Text_20_body">
      <style:text-properties fo:color="#cccccc" fo:font-style="normal" fo:font-weight="normal" officeooo:rsid="002a9316" officeooo:paragraph-rsid="002a9316" style:font-style-asian="normal" style:font-weight-asian="normal" style:font-style-complex="normal" style:font-weight-complex="normal"/>
    </style:style>
    <style:style style:name="P73" style:family="paragraph" style:parent-style-name="Standard">
      <style:text-properties fo:color="#000000" style:font-name="Ubuntu" fo:font-style="normal" fo:font-weight="normal" officeooo:rsid="005955fb" officeooo:paragraph-rsid="005b38f7" style:font-style-asian="normal" style:font-weight-asian="normal" style:font-style-complex="normal" style:font-weight-complex="normal"/>
    </style:style>
    <style:style style:name="P74" style:family="paragraph" style:parent-style-name="Standard">
      <style:text-properties fo:color="#000000" style:font-name="Ubuntu" fo:font-style="italic" fo:font-weight="normal" officeooo:rsid="005c1846" officeooo:paragraph-rsid="00617433" style:font-style-asian="italic" style:font-weight-asian="normal" style:font-style-complex="italic" style:font-weight-complex="normal"/>
    </style:style>
    <style:style style:name="P75" style:family="paragraph" style:parent-style-name="Text_20_body">
      <style:paragraph-properties fo:break-before="page"/>
      <style:text-properties fo:color="#000000" style:font-name="Ubuntu" fo:font-style="normal" fo:font-weight="bold" officeooo:rsid="0034306e" officeooo:paragraph-rsid="0034306e" style:font-style-asian="normal" style:font-weight-asian="bold" style:font-style-complex="normal" style:font-weight-complex="bold"/>
    </style:style>
    <style:style style:name="P76" style:family="paragraph" style:parent-style-name="Text_20_body">
      <style:paragraph-properties fo:break-before="page"/>
      <style:text-properties fo:color="#000000" style:font-name="Ubuntu" fo:font-style="normal" fo:font-weight="normal" officeooo:rsid="003b5883" officeooo:paragraph-rsid="0038d9d9" style:font-style-asian="normal" style:font-weight-asian="normal" style:font-style-complex="normal" style:font-weight-complex="normal"/>
    </style:style>
    <style:style style:name="P77" style:family="paragraph" style:parent-style-name="Text_20_body">
      <style:paragraph-properties fo:break-before="page"/>
      <style:text-properties fo:color="#ff6600" style:font-name="Ubuntu" fo:font-style="italic" fo:font-weight="bold" officeooo:rsid="00273209" officeooo:paragraph-rsid="00273209" style:font-style-asian="italic" style:font-weight-asian="bold" style:font-style-complex="italic" style:font-weight-complex="bold"/>
    </style:style>
    <style:style style:name="P78" style:family="paragraph" style:parent-style-name="Table_20_Contents">
      <style:paragraph-properties fo:text-align="start" style:justify-single-word="false"/>
      <style:text-properties fo:color="#ffffff" style:text-outline="false" style:text-line-through-style="none" style:text-line-through-type="none" style:font-name="Ubuntu" fo:font-size="12pt" fo:font-style="italic" fo:text-shadow="none" style:text-underline-style="none" fo:font-weight="bold" officeooo:rsid="00432828" officeooo:paragraph-rsid="005b38f7" style:font-size-asian="12pt" style:font-style-asian="italic" style:font-weight-asian="bold" style:font-size-complex="12pt" style:font-style-complex="italic" style:font-weight-complex="bold" style:text-overline-style="none" style:text-overline-color="font-color"/>
    </style:style>
    <style:style style:name="P79" style:family="paragraph" style:parent-style-name="Table_20_Contents">
      <style:paragraph-properties fo:text-align="start" style:justify-single-word="false"/>
      <style:text-properties fo:color="#ffffff" style:text-outline="false" style:text-line-through-style="none" style:text-line-through-type="none" style:font-name="Ubuntu" fo:font-size="12pt" fo:font-style="italic" fo:text-shadow="none" style:text-underline-style="none" fo:font-weight="bold" officeooo:rsid="00432828" officeooo:paragraph-rsid="00617433" style:font-size-asian="12pt" style:font-style-asian="italic" style:font-weight-asian="bold" style:font-size-complex="12pt" style:font-style-complex="italic" style:font-weight-complex="bold" style:text-overline-style="none" style:text-overline-color="font-color"/>
    </style:style>
    <style:style style:name="P80" style:family="paragraph" style:parent-style-name="Table_20_Contents">
      <style:paragraph-properties fo:text-align="start" style:justify-single-word="false"/>
      <style:text-properties fo:color="#ffffff" style:text-outline="false" style:text-line-through-style="none" style:text-line-through-type="none" style:font-name="Ubuntu" fo:font-size="12pt" fo:font-style="italic" fo:text-shadow="none" style:text-underline-style="none" fo:font-weight="bold" officeooo:rsid="00432828" officeooo:paragraph-rsid="0088ecc1" style:font-size-asian="12pt" style:font-style-asian="italic" style:font-weight-asian="bold" style:font-size-complex="12pt" style:font-style-complex="italic" style:font-weight-complex="bold" style:text-overline-style="none" style:text-overline-color="font-color"/>
    </style:style>
    <style:style style:name="P81" style:family="paragraph" style:parent-style-name="Table_20_Contents">
      <style:paragraph-properties fo:text-align="start" style:justify-single-word="false"/>
      <style:text-properties fo:color="#ffffff" style:text-outline="false" style:text-line-through-style="none" style:text-line-through-type="none" style:font-name="Ubuntu" fo:font-size="12pt" fo:font-style="italic" fo:text-shadow="none" style:text-underline-style="none" fo:font-weight="bold" officeooo:rsid="00432828" officeooo:paragraph-rsid="008e5a2e" style:font-size-asian="12pt" style:font-style-asian="italic" style:font-weight-asian="bold" style:font-size-complex="12pt" style:font-style-complex="italic" style:font-weight-complex="bold"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paragraph-rsid="005b38f7"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paragraph-rsid="00617433"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paragraph-rsid="0088ecc1"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paragraph-rsid="008e5a2e"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37023" officeooo:paragraph-rsid="00737023"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493a2" officeooo:paragraph-rsid="007493a2"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71d9a1" officeooo:paragraph-rsid="0071d9a1"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737023" officeooo:paragraph-rsid="00737023"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7493a2" officeooo:paragraph-rsid="007493a2"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Footnote">
      <style:text-properties fo:color="#ff6600" style:font-name="Ubuntu" fo:font-size="11pt" officeooo:rsid="00871a5c" officeooo:paragraph-rsid="00871a5c" style:font-size-asian="11pt" style:font-size-complex="11pt"/>
    </style:style>
    <style:style style:name="P93" style:family="paragraph" style:parent-style-name="Text_20_body" style:list-style-name="L1">
      <style:text-properties fo:color="#000000" fo:font-style="normal" fo:font-weight="normal" officeooo:rsid="00224b46" officeooo:paragraph-rsid="00224b46" style:font-style-asian="normal" style:font-weight-asian="normal" style:font-style-complex="normal" style:font-weight-complex="normal"/>
    </style:style>
    <style:style style:name="P94" style:family="paragraph" style:parent-style-name="Text_20_body" style:list-style-name="L5">
      <style:text-properties fo:color="#000000" fo:font-style="normal" fo:font-weight="normal" officeooo:rsid="00819aa1" officeooo:paragraph-rsid="00819aa1" style:font-style-asian="normal" style:font-weight-asian="normal" style:font-style-complex="normal" style:font-weight-complex="normal"/>
    </style:style>
    <style:style style:name="P95" style:family="paragraph" style:parent-style-name="Text_20_body" style:list-style-name="L5">
      <style:text-properties fo:color="#000000" fo:font-style="normal" fo:font-weight="normal" officeooo:rsid="00830db7" officeooo:paragraph-rsid="00830db7" style:font-style-asian="normal" style:font-weight-asian="normal" style:font-style-complex="normal" style:font-weight-complex="normal"/>
    </style:style>
    <style:style style:name="P96" style:family="paragraph" style:parent-style-name="Text_20_body" style:list-style-name="L5">
      <style:text-properties fo:color="#000000" fo:font-style="normal" fo:font-weight="normal" officeooo:rsid="0084891a" officeooo:paragraph-rsid="0084891a" style:font-style-asian="normal" style:font-weight-asian="normal" style:font-style-complex="normal" style:font-weight-complex="normal"/>
    </style:style>
    <style:style style:name="P97" style:family="paragraph" style:parent-style-name="Text_20_body" style:list-style-name="L1">
      <style:text-properties fo:color="#000000" style:font-name="Ubuntu" fo:font-style="normal" fo:font-weight="normal" officeooo:rsid="00224b46" officeooo:paragraph-rsid="00224b46" style:font-style-asian="normal" style:font-weight-asian="normal" style:font-style-complex="normal" style:font-weight-complex="normal"/>
    </style:style>
    <style:style style:name="P98" style:family="paragraph" style:parent-style-name="Text_20_body" style:list-style-name="L1">
      <style:text-properties fo:color="#000000" style:font-name="Ubuntu" fo:font-style="normal" fo:font-weight="normal" officeooo:rsid="00236f74" officeooo:paragraph-rsid="00236f74" style:font-style-asian="normal" style:font-weight-asian="normal" style:font-style-complex="normal" style:font-weight-complex="normal"/>
    </style:style>
    <style:style style:name="P99" style:family="paragraph" style:parent-style-name="Text_20_body" style:list-style-name="L2">
      <style:text-properties fo:color="#000000" style:font-name="Ubuntu" fo:font-style="normal" fo:font-weight="normal" officeooo:rsid="005955fb" officeooo:paragraph-rsid="0060de36" style:font-style-asian="normal" style:font-weight-asian="normal" style:font-style-complex="normal" style:font-weight-complex="normal"/>
    </style:style>
    <style:style style:name="P100" style:family="paragraph" style:parent-style-name="Text_20_body" style:list-style-name="L3">
      <style:text-properties fo:color="#000000" style:font-name="Ubuntu" fo:font-style="normal" fo:font-weight="normal" officeooo:rsid="005c1846" officeooo:paragraph-rsid="005c1846" style:font-style-asian="normal" style:font-weight-asian="normal" style:font-style-complex="normal" style:font-weight-complex="normal"/>
    </style:style>
    <style:style style:name="P101" style:family="paragraph" style:parent-style-name="Text_20_body" style:list-style-name="L4">
      <style:text-properties fo:color="#000000" style:font-name="Ubuntu" fo:font-style="normal" fo:font-weight="normal" officeooo:rsid="0068fe5c" officeooo:paragraph-rsid="0068fe5c" style:font-style-asian="normal" style:font-weight-asian="normal" style:font-style-complex="normal" style:font-weight-complex="normal"/>
    </style:style>
    <style:style style:name="P102" style:family="paragraph" style:parent-style-name="Text_20_body" style:list-style-name="L5">
      <style:text-properties fo:color="#000000" style:font-name="Ubuntu" fo:font-style="normal" fo:font-weight="normal" officeooo:rsid="00819aa1" officeooo:paragraph-rsid="00819aa1" style:font-style-asian="normal" style:font-weight-asian="normal" style:font-style-complex="normal" style:font-weight-complex="normal"/>
    </style:style>
    <style:style style:name="P103" style:family="paragraph" style:parent-style-name="Text_20_body" style:list-style-name="L5">
      <style:text-properties fo:color="#000000" style:font-name="Ubuntu" fo:font-style="normal" fo:font-weight="normal" officeooo:rsid="008554c9" officeooo:paragraph-rsid="008554c9" style:font-style-asian="normal" style:font-weight-asian="normal" style:font-style-complex="normal" style:font-weight-complex="normal"/>
    </style:style>
    <style:style style:name="P104" style:family="paragraph" style:parent-style-name="Text_20_body" style:list-style-name="L3">
      <style:text-properties fo:color="#000000" style:font-name="Ubuntu" fo:font-style="italic" fo:font-weight="normal" officeooo:rsid="005c1846" officeooo:paragraph-rsid="005c1846" style:font-style-asian="italic" style:font-weight-asian="normal" style:font-style-complex="italic" style:font-weight-complex="normal"/>
    </style:style>
    <style:style style:name="P105" style:family="paragraph" style:parent-style-name="Text_20_body" style:list-style-name="L1">
      <style:text-properties fo:color="#ff6600" fo:font-style="italic" fo:font-weight="bold" officeooo:rsid="0023e67d" officeooo:paragraph-rsid="0023e67d" style:font-style-asian="italic" style:font-weight-asian="bold" style:font-style-complex="italic" style:font-weight-complex="bold"/>
    </style:style>
    <style:style style:name="P106" style:family="paragraph" style:parent-style-name="Text_20_body">
      <style:text-properties fo:color="#cccccc" style:font-name="Ubuntu" fo:font-style="normal" fo:font-weight="normal" officeooo:rsid="0038d9d9" officeooo:paragraph-rsid="0038d9d9" style:font-style-asian="normal" style:font-weight-asian="normal" style:font-style-complex="normal" style:font-weight-complex="normal"/>
    </style:style>
    <style:style style:name="P107" style:family="paragraph" style:parent-style-name="Text_20_body">
      <style:text-properties fo:color="#cccccc" style:font-name="Ubuntu" fo:font-style="normal" fo:font-weight="normal" officeooo:rsid="00408752" officeooo:paragraph-rsid="00418a77" style:font-style-asian="normal" style:font-weight-asian="normal" style:font-style-complex="normal" style:font-weight-complex="normal"/>
    </style:style>
    <style:style style:name="P108" style:family="paragraph" style:parent-style-name="Text_20_body">
      <style:text-properties fo:color="#cccccc" style:font-name="Ubuntu" fo:font-style="normal" fo:font-weight="normal" officeooo:rsid="00460fff" officeooo:paragraph-rsid="00460fff" style:font-style-asian="normal" style:font-weight-asian="normal" style:font-style-complex="normal" style:font-weight-complex="normal"/>
    </style:style>
    <style:style style:name="P109" style:family="paragraph" style:parent-style-name="Text_20_body">
      <style:text-properties fo:color="#cccccc" style:font-name="Ubuntu" fo:font-style="normal" fo:font-weight="normal" officeooo:rsid="004923d4" officeooo:paragraph-rsid="004923d4" style:font-style-asian="normal" style:font-weight-asian="normal" style:font-style-complex="normal" style:font-weight-complex="normal"/>
    </style:style>
    <style:style style:name="P110" style:family="paragraph" style:parent-style-name="Text_20_body">
      <style:text-properties fo:color="#cccccc" style:font-name="Ubuntu" fo:font-style="italic" fo:font-weight="bold" officeooo:rsid="003f3f70" officeooo:paragraph-rsid="003f3f70" style:font-style-asian="italic" style:font-weight-asian="bold" style:font-style-complex="italic" style:font-weight-complex="bold"/>
    </style:style>
    <style:style style:name="P111" style:family="paragraph" style:parent-style-name="Text_20_body">
      <style:text-properties fo:color="#cccccc" style:font-name="Ubuntu" fo:font-style="italic" fo:font-weight="bold" officeooo:rsid="00408752" officeooo:paragraph-rsid="00418a77" style:font-style-asian="italic" style:font-weight-asian="bold" style:font-style-complex="italic" style:font-weight-complex="bold"/>
    </style:style>
    <style:style style:name="P112" style:family="paragraph" style:parent-style-name="Text_20_body">
      <style:text-properties fo:color="#cccccc" style:font-name="Ubuntu" fo:font-style="italic" fo:font-weight="bold" officeooo:rsid="004a708c" officeooo:paragraph-rsid="004a708c" style:font-style-asian="italic" style:font-weight-asian="bold" style:font-style-complex="italic" style:font-weight-complex="bold"/>
    </style:style>
    <style:style style:name="P113" style:family="paragraph" style:parent-style-name="Text_20_body">
      <style:text-properties fo:color="#cccccc" style:font-name="Ubuntu" fo:font-style="italic" fo:font-weight="bold" officeooo:rsid="004e56ac" officeooo:paragraph-rsid="004e56ac" style:font-style-asian="italic" style:font-weight-asian="bold" style:font-style-complex="italic" style:font-weight-complex="bold"/>
    </style:style>
    <style:style style:name="P114" style:family="paragraph" style:parent-style-name="Text_20_body">
      <style:text-properties fo:color="#cccccc" fo:font-weight="bold" style:font-weight-asian="bold" style:font-weight-complex="bold"/>
    </style:style>
    <style:style style:name="P115" style:family="paragraph" style:parent-style-name="Text_20_body">
      <style:paragraph-properties fo:break-before="page"/>
      <style:text-properties fo:color="#cccccc" style:font-name="Ubuntu" fo:font-style="normal" fo:font-weight="bold" officeooo:rsid="003734c2" officeooo:paragraph-rsid="003734c2" style:font-style-asian="normal" style:font-weight-asian="bold" style:font-style-complex="normal" style:font-weight-complex="bold"/>
    </style:style>
    <style:style style:name="P116" style:family="paragraph" style:parent-style-name="Heading_20_1">
      <style:text-properties fo:color="#cccccc" style:font-name="Ubuntu" officeooo:rsid="001c2808" officeooo:paragraph-rsid="001c2808"/>
    </style:style>
    <style:style style:name="P117" style:family="paragraph" style:parent-style-name="Heading_20_1">
      <style:text-properties fo:color="#cccccc" officeooo:rsid="0034b840" officeooo:paragraph-rsid="0034b840"/>
    </style:style>
    <style:style style:name="P118" style:family="paragraph" style:parent-style-name="Heading_20_1">
      <style:paragraph-properties fo:break-before="page"/>
      <style:text-properties style:font-name="Ubuntu" officeooo:rsid="001fbe32" officeooo:paragraph-rsid="008e5a2e"/>
    </style:style>
    <style:style style:name="P119" style:family="paragraph" style:parent-style-name="Heading_20_2">
      <style:text-properties fo:color="#cccccc"/>
    </style:style>
    <style:style style:name="P120" style:family="paragraph" style:parent-style-name="Heading_20_2">
      <style:text-properties fo:color="#cccccc" fo:font-weight="bold" style:font-weight-asian="bold" style:font-weight-complex="bold"/>
    </style:style>
    <style:style style:name="P121" style:family="paragraph" style:parent-style-name="Heading_20_2">
      <style:paragraph-properties fo:break-before="page"/>
    </style:style>
    <style:style style:name="P122" style:family="paragraph" style:parent-style-name="Heading_20_2">
      <style:paragraph-properties fo:break-before="page"/>
      <style:text-properties fo:font-weight="bold" officeooo:paragraph-rsid="0088ecc1" style:font-weight-asian="bold" style:font-weight-complex="bold"/>
    </style:style>
    <style:style style:name="P123" style:family="paragraph" style:parent-style-name="Table_20_Contents">
      <style:paragraph-properties fo:text-align="start" style:justify-single-word="false"/>
      <style:text-properties fo:color="#cccccc" style:text-outline="false" style:text-line-through-style="none" style:text-line-through-type="none" style:font-name="Ubuntu" fo:font-size="12pt" fo:font-style="italic" fo:text-shadow="none" style:text-underline-style="none" fo:font-weight="bold" officeooo:rsid="00432828" officeooo:paragraph-rsid="00432828" style:font-size-asian="12pt" style:font-style-asian="italic" style:font-weight-asian="bold" style:font-size-complex="12pt" style:font-style-complex="italic" style:font-weight-complex="bold" style:text-overline-style="none" style:text-overline-color="font-color"/>
    </style:style>
    <style:style style:name="P124" style:family="paragraph" style:parent-style-name="Table_20_Contents">
      <style:paragraph-properties fo:text-align="start" style:justify-single-word="false"/>
      <style:text-properties fo:color="#cccccc" style:text-outline="false" style:text-line-through-style="none" style:text-line-through-type="none" style:font-name="Ubuntu" fo:font-size="12pt" fo:font-style="normal" fo:text-shadow="none" style:text-underline-style="none" fo:font-weight="normal" officeooo:rsid="00432828" officeooo:paragraph-rsid="0043282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cccccc"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Ubuntu"/>
    </style:style>
    <style:style style:name="T2" style:family="text">
      <style:text-properties style:font-name="Ubuntu" officeooo:rsid="001c2808"/>
    </style:style>
    <style:style style:name="T3" style:family="text">
      <style:text-properties style:font-name="Ubuntu" officeooo:rsid="001df661"/>
    </style:style>
    <style:style style:name="T4" style:family="text">
      <style:text-properties style:font-name="Ubuntu" officeooo:rsid="001fbe32"/>
    </style:style>
    <style:style style:name="T5" style:family="text">
      <style:text-properties style:font-name="Ubuntu" officeooo:rsid="00236f74"/>
    </style:style>
    <style:style style:name="T6" style:family="text">
      <style:text-properties style:font-name="Ubuntu" officeooo:rsid="00254373"/>
    </style:style>
    <style:style style:name="T7" style:family="text">
      <style:text-properties style:font-name="Ubuntu" fo:font-style="italic" style:font-style-asian="italic" style:font-style-complex="italic"/>
    </style:style>
    <style:style style:name="T8" style:family="text">
      <style:text-properties style:font-name="Ubuntu" fo:font-style="italic" officeooo:rsid="002f1c2b" style:font-style-asian="italic" style:font-style-complex="italic"/>
    </style:style>
    <style:style style:name="T9" style:family="text">
      <style:text-properties style:font-name="Ubuntu" fo:font-style="italic" officeooo:rsid="00302958" style:font-style-asian="italic" style:font-style-complex="italic"/>
    </style:style>
    <style:style style:name="T10" style:family="text">
      <style:text-properties style:font-name="Ubuntu" fo:font-style="italic" officeooo:rsid="00318f65" style:font-style-asian="italic" style:font-style-complex="italic"/>
    </style:style>
    <style:style style:name="T11" style:family="text">
      <style:text-properties style:font-name="Ubuntu" fo:font-style="italic" fo:font-weight="bold" officeooo:rsid="00219a0d" style:font-style-asian="italic" style:font-weight-asian="bold" style:font-style-complex="italic" style:font-weight-complex="bold"/>
    </style:style>
    <style:style style:name="T12" style:family="text">
      <style:text-properties style:font-name="Ubuntu" officeooo:rsid="002b9fdc"/>
    </style:style>
    <style:style style:name="T13" style:family="text">
      <style:text-properties style:font-name="Ubuntu" officeooo:rsid="002ea9d8"/>
    </style:style>
    <style:style style:name="T14" style:family="text">
      <style:text-properties style:font-name="Ubuntu" officeooo:rsid="002f1c2b"/>
    </style:style>
    <style:style style:name="T15" style:family="text">
      <style:text-properties style:font-name="Ubuntu" officeooo:rsid="00302958"/>
    </style:style>
    <style:style style:name="T16" style:family="text">
      <style:text-properties style:font-name="Ubuntu" officeooo:rsid="00318f65"/>
    </style:style>
    <style:style style:name="T17" style:family="text">
      <style:text-properties style:font-name="Ubuntu" officeooo:rsid="0078f2e3"/>
    </style:style>
    <style:style style:name="T18" style:family="text">
      <style:text-properties style:font-name="Ubuntu" officeooo:rsid="003a500e"/>
    </style:style>
    <style:style style:name="T19" style:family="text">
      <style:text-properties fo:color="#ff6600" style:font-name="Ubuntu" fo:font-style="italic" fo:font-weight="bold" style:font-style-asian="italic" style:font-weight-asian="bold" style:font-style-complex="italic" style:font-weight-complex="bold"/>
    </style:style>
    <style:style style:name="T20" style:family="text">
      <style:text-properties fo:color="#ff6600" style:font-name="Ubuntu" fo:font-style="italic" fo:font-weight="bold" officeooo:rsid="003a500e" style:font-style-asian="italic" style:font-weight-asian="bold" style:font-style-complex="italic" style:font-weight-complex="bold"/>
    </style:style>
    <style:style style:name="T21" style:family="text">
      <style:text-properties fo:color="#ff6600" style:font-name="Ubuntu" fo:font-style="italic" style:font-style-asian="italic" style:font-style-complex="italic"/>
    </style:style>
    <style:style style:name="T22" style:family="text">
      <style:text-properties fo:color="#ff6600" fo:font-style="italic" fo:font-weight="bold" officeooo:rsid="0047465e" style:font-style-asian="italic" style:font-weight-asian="bold" style:font-style-complex="italic" style:font-weight-complex="bold"/>
    </style:style>
    <style:style style:name="T23" style:family="text">
      <style:text-properties fo:color="#ff6600" fo:font-style="italic" fo:font-weight="bold" officeooo:rsid="0050d19d" style:font-style-asian="italic" style:font-weight-asian="bold" style:font-style-complex="italic" style:font-weight-complex="bold"/>
    </style:style>
    <style:style style:name="T24" style:family="text">
      <style:text-properties fo:color="#ff6600" officeooo:rsid="0053e415"/>
    </style:style>
    <style:style style:name="T25" style:family="text">
      <style:text-properties fo:font-style="italic" style:font-style-asian="italic" style:font-style-complex="italic"/>
    </style:style>
    <style:style style:name="T26" style:family="text">
      <style:text-properties fo:font-style="italic" officeooo:rsid="0047465e" style:font-style-asian="italic" style:font-style-complex="italic"/>
    </style:style>
    <style:style style:name="T27" style:family="text">
      <style:text-properties fo:font-style="italic" fo:font-weight="bold" officeooo:rsid="0047465e" style:font-style-asian="italic" style:font-weight-asian="bold" style:font-style-complex="italic" style:font-weight-complex="bold"/>
    </style:style>
    <style:style style:name="T28" style:family="text">
      <style:text-properties officeooo:rsid="003b5883"/>
    </style:style>
    <style:style style:name="T29" style:family="text">
      <style:text-properties officeooo:rsid="00418a77"/>
    </style:style>
    <style:style style:name="T30" style:family="text">
      <style:text-properties fo:language="en" fo:country="US"/>
    </style:style>
    <style:style style:name="T31" style:family="text">
      <style:text-properties officeooo:rsid="00460fff"/>
    </style:style>
    <style:style style:name="T32" style:family="text">
      <style:text-properties officeooo:rsid="0047465e"/>
    </style:style>
    <style:style style:name="T33" style:family="text">
      <style:text-properties fo:color="#000000" style:font-name="Ubuntu"/>
    </style:style>
    <style:style style:name="T34" style:family="text">
      <style:text-properties fo:color="#000000" style:font-name="Ubuntu" fo:font-style="normal" fo:font-weight="normal" officeooo:rsid="0038d9d9" style:font-style-asian="normal" style:font-weight-asian="normal" style:font-style-complex="normal" style:font-weight-complex="normal"/>
    </style:style>
    <style:style style:name="T35" style:family="text">
      <style:text-properties fo:color="#000000" style:font-name="Ubuntu" fo:font-style="normal" officeooo:rsid="0038d9d9" style:font-style-asian="normal" style:font-style-complex="normal"/>
    </style:style>
    <style:style style:name="T36" style:family="text">
      <style:text-properties fo:color="#000000" style:font-name="Ubuntu" fo:font-style="normal" officeooo:rsid="003b5883" style:font-style-asian="normal" style:font-style-complex="normal"/>
    </style:style>
    <style:style style:name="T37" style:family="text">
      <style:text-properties fo:color="#000000" style:font-name="Ubuntu" fo:font-style="normal" officeooo:rsid="007895a9" style:font-style-asian="normal" style:font-style-complex="normal"/>
    </style:style>
    <style:style style:name="T38" style:family="text">
      <style:text-properties fo:color="#000000" style:font-name="Ubuntu" fo:font-style="normal" fo:font-weight="bold" officeooo:rsid="0038d9d9" style:font-style-asian="normal" style:font-weight-asian="bold" style:font-style-complex="normal" style:font-weight-complex="bold"/>
    </style:style>
    <style:style style:name="T39" style:family="text">
      <style:text-properties fo:color="#000000" style:font-name="Ubuntu" officeooo:rsid="003b5883"/>
    </style:style>
    <style:style style:name="T40" style:family="text">
      <style:text-properties fo:color="#000000" style:font-name="Ubuntu" fo:font-weight="bold" style:font-weight-asian="bold" style:font-weight-complex="bold"/>
    </style:style>
    <style:style style:name="T41" style:family="text">
      <style:text-properties fo:color="#000000" style:font-name="Ubuntu" officeooo:rsid="0078f2e3"/>
    </style:style>
    <style:style style:name="T42" style:family="text">
      <style:text-properties fo:color="#000000" fo:font-style="normal" fo:font-weight="normal" officeooo:rsid="0050d19d" style:font-style-asian="normal" style:font-weight-asian="normal" style:font-style-complex="normal" style:font-weight-complex="normal"/>
    </style:style>
    <style:style style:name="T43" style:family="text">
      <style:text-properties fo:color="#000000" fo:font-style="italic" fo:font-weight="normal" officeooo:rsid="0050d19d" style:font-style-asian="italic" style:font-weight-asian="normal" style:font-style-complex="italic" style:font-weight-complex="normal"/>
    </style:style>
    <style:style style:name="T44" style:family="text">
      <style:text-properties officeooo:rsid="004b5233"/>
    </style:style>
    <style:style style:name="T45" style:family="text">
      <style:text-properties officeooo:rsid="004cd320"/>
    </style:style>
    <style:style style:name="T46" style:family="text">
      <style:text-properties officeooo:rsid="0050d19d"/>
    </style:style>
    <style:style style:name="T47" style:family="text">
      <style:text-properties officeooo:rsid="00531ea0"/>
    </style:style>
    <style:style style:name="T48" style:family="text">
      <style:text-properties officeooo:rsid="0053e415"/>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style:text-underline-style="solid" style:text-underline-width="auto" style:text-underline-color="font-color" fo:font-weight="bold" officeooo:rsid="00531ea0" style:font-weight-asian="bold" style:font-weight-complex="bold"/>
    </style:style>
    <style:style style:name="T51" style:family="text">
      <style:text-properties officeooo:rsid="00563d57"/>
    </style:style>
    <style:style style:name="T52" style:family="text">
      <style:text-properties officeooo:rsid="00617433"/>
    </style:style>
    <style:style style:name="T53" style:family="text">
      <style:text-properties officeooo:rsid="0064b4bf"/>
    </style:style>
    <style:style style:name="T54" style:family="text">
      <style:text-properties officeooo:rsid="006bd04f"/>
    </style:style>
    <style:style style:name="T55" style:family="text">
      <style:text-properties officeooo:rsid="0088ecc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number:text-style style:name="N10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6" text:outline-level="1">Plan de pruebas</text:h>
      <text:p text:style-name="P69"/>
      <text:p text:style-name="P68">Probar es el proceso de ejecución del software con la intención de encontrar, y también corregir, errores.</text:p>
      <text:p text:style-name="P70"><text:span text:style-name="T2">L</text:span><text:span text:style-name="T1">as pruebas pertenecen al procedimiento de verificación y validación, donde la verificación se refiere al conjunto de tareas que garantizan que el software implementa correctamente una función específica, y la validación, es el conjunto de tareas que </text:span><text:span text:style-name="T3">aseguran que el software que se contruye sigue los requerimientos del cliente.</text:span><text:span text:style-name="T11">Cita</text:span></text:p>
      <text:p text:style-name="P1"/>
      <text:p text:style-name="P2"><text:span text:style-name="T3">C</text:span><text:span text:style-name="T1">apítulo Calidad (16)</text:span></text:p>
      <text:p text:style-name="P2"/>
      <text:p text:style-name="P7">Definir los objetivos de las pruebas</text:p>
      <text:p text:style-name="P5"/>
      <text:p text:style-name="P65">Para enmarcar correctamente las pruebas a realizar, se han de conocer con detalle los objetivos de las mismas.</text:p>
      <text:p text:style-name="P17">La estrategia de prueba se entiende como un ciclo que compone las siguientes partes:</text:p>
      <text:list xml:id="list6920192726291205143" text:style-name="L1">
        <text:list-item>
          <text:p text:style-name="P93"><text:span text:style-name="T1">Verificación – Pruebas de unidad </text:span><text:span text:style-name="T6">delun componente o módulo software</text:span></text:p>
        </text:list-item>
        <text:list-item>
          <text:p text:style-name="P93"><text:span text:style-name="T1">Prueba</text:span><text:span text:style-name="T5">s </text:span><text:span text:style-name="T1">de integración, </text:span><text:span text:style-name="T5">referentes a el diseño y arquitectura del sistema</text:span></text:p>
          <text:p text:style-name="P105"><text:span text:style-name="T5">N</text:span><text:span text:style-name="T1">o se van a abordar</text:span></text:p>
        </text:list-item>
        <text:list-item>
          <text:p text:style-name="P97">Validación – Pruebas de requisitos</text:p>
        </text:list-item>
        <text:list-item>
          <text:p text:style-name="P98">Pruebas de sistema</text:p>
        </text:list-item>
      </text:list>
      <text:p text:style-name="P19"/>
      <text:p text:style-name="P57"/>
      <text:p text:style-name="P77">Capítulo 20 <text:s/>Métodos probar webapp</text:p>
      <text:p text:style-name="P3"/>
      <text:h text:style-name="P117" text:outline-level="1"><text:span text:style-name="T1">Pruebas de una </text:span><text:span text:style-name="T7">webapp</text:span></text:h>
      <text:p text:style-name="P71"/>
      <text:p text:style-name="P67">DIMENSIONES DE CALIDAD</text:p>
      <text:p text:style-name="P66">Para entender los objetivos de las pruebas dentro de un contexto de ingeniería web, se deben considerar sus dimensiones de calidad:</text:p>
      <text:p text:style-name="P66">- Contenido: Se evalúa tanto el nivel sintáctico (vocabulario, puntuación y gramática) como el semántico (corrección, consistencia y falta de ambigüedad).</text:p>
      <text:p text:style-name="P66">- Función: Se prueba para descubrir errores de falta de conformidad con los requisitos del cliente.</text:p>
      <text:p text:style-name="P66">- Estructura: Se valora la adecuada entrega de contenido y la función de la aplicación, que es extensible y que puede soportarse conforme se agregue nuevo contenido o funcionalidad.</text:p>
      <text:p text:style-name="P66">- Usabilidad: Se prueba para asegurar que la interfaz soporta a cada categoría de usuario y que puede aprender y aplicar toda la sintaxis y semántica de navegación requerida.</text:p>
      <text:p text:style-name="P72"><text:span text:style-name="T1">- Navegabilidad: Se prueba para asegurar toda la sintaxis y semántica de navegación para descubrir errores. Por ejemplo, vínculos muertos, inadecuados </text:span><text:span text:style-name="T12">y erróneos.</text:span></text:p>
      <text:p text:style-name="P72"><text:span text:style-name="T12">- </text:span><text:span text:style-name="T13">Rendimiento: </text:span><text:span text:style-name="T14">Se prueba bajo condiciones operativas, configuraciones y cargas diferentes a fin de asegurar que el sistema responde a la interacción con el usuario.</text:span></text:p>
      <text:p text:style-name="P72"><text:span text:style-name="T14">- Compatibilidad: Se prueba a ejecutar la </text:span><text:span text:style-name="T8">webapp</text:span><text:span text:style-name="T14"> en varias configuraciones anfitrión tanto en el lado cliente como servidor.</text:span></text:p>
      <text:p text:style-name="P72"><text:span text:style-name="T14">- </text:span><text:span text:style-name="T15">Interoperabilidad: Se prueba para garantizar que la </text:span><text:span text:style-name="T9">webapp</text:span><text:span text:style-name="T15"> tiene interfaz adecuada con otras aplicaciones y/o bases de datos.</text:span></text:p>
      <text:p text:style-name="P72"><text:span text:style-name="T15">- Seguridad: Se prueba a valorar las vulnerabilidades potenciales e intenta explotar cada una. </text:span><text:span text:style-name="T16">Cada intento de penetración exitoso se considera un fallo de seguridad.</text:span></text:p>
      <text:p text:style-name="P59"/>
      <text:p text:style-name="P75">ESTRATEGIAS</text:p>
      <text:p text:style-name="P58"><text:span text:style-name="T1">Al tratarse de una </text:span><text:span text:style-name="T21">webapp </text:span><text:span text:style-name="T1">existen una serie de estrategias claras para el desarrollo de pruebas:</text:span></text:p>
      <text:p text:style-name="P58"><text:span text:style-name="T1">1. El modelo de contenido para la </text:span><text:span text:style-name="T7">webapp</text:span><text:span text:style-name="T1"> se revisa para descubrir errores.</text:span></text:p>
      <text:p text:style-name="P18">2. El modelo de interfaz se revisa para garantizar la adecuación de todos los casos de uso.</text:p>
      <text:p text:style-name="P58"><text:span text:style-name="T1">3. El modelo de diseño para la </text:span><text:span text:style-name="T7">webapp</text:span><text:span text:style-name="T1"> se revisa para descubrir errores de navegación.</text:span></text:p>
      <text:p text:style-name="P18">4. La interfaz de usuario se prueba para descubrir errores en los mecanismos de presentación y/o navegación.</text:p>
      <text:p text:style-name="P18">5. A cada componnete funcional se le aplica un aprueba de unidad.</text:p>
      <text:p text:style-name="P18">6. Se prueba la navegación a lo largo de toda la arquitectura.</text:p>
      <text:p text:style-name="P58"><text:span text:style-name="T1">7. La </text:span><text:span text:style-name="T7">webapp</text:span><text:span text:style-name="T1"> se implementa en varias configuraciones ambientales diferentes y se prueba su compatibilidad con cada configuración.</text:span></text:p>
      <text:p text:style-name="P58"><text:span text:style-name="T1">8. Las pruebas de seguridad se realizan con la intención de explotar vulnerabilidades en la </text:span><text:span text:style-name="T7">webapp.</text:span></text:p>
      <text:p text:style-name="P18">9. Se realizan pruebas de rendimiento.</text:p>
      <text:p text:style-name="P58"><text:span text:style-name="T16">10. La </text:span><text:span text:style-name="T10">webapp</text:span><text:span text:style-name="T16"> se prueba mediante una población de usuarios finales controlada y monitoreada.</text:span></text:p>
      <text:p text:style-name="P58"/>
      <text:p text:style-name="P37"/>
      <text:p text:style-name="P6"/>
      <text:p text:style-name="P6"/>
      <text:p text:style-name="P115">PLANIFICACIÓN DE PRUEBAS</text:p>
      <text:p text:style-name="P106">El proceso de prueba de <text:span text:style-name="T25">webapps <text:s/></text:span>conlleva las siguientes fases:</text:p>
      <text:h text:style-name="P119" text:outline-level="2"/>
      <text:h text:style-name="P120" text:outline-level="2">1. Prueba de contenido – Diseño de contenido</text:h>
      <text:p text:style-name="P114"/>
      <text:p text:style-name="P110">Se realizan pruebas de revisiones para descubrir errores semánticos en el contenido.</text:p>
      <text:p text:style-name="P110">Se hacen pruebas ejecutables para descubrir errores de contenido rastreables derivados de una o más bases de datos.</text:p>
      <text:p text:style-name="P107">Tipos de errores <text:span text:style-name="T29">y su manera de afrontarlos:</text:span></text:p>
      <text:p text:style-name="P107"><text:span text:style-name="T29"><text:tab/>a. </text:span>Sintácticos – <text:span text:style-name="T29">Se testea con un corrector automático</text:span></text:p>
      <text:p text:style-name="P107"><text:span text:style-name="T29"><text:tab/>b. S</text:span>emánticos <text:s/>- <text:span text:style-name="T29">Se contesta a las siguientes preguntas</text:span></text:p>
      <table:table table:name="Table1" table:style-name="Table1">
        <table:table-column table:style-name="Table1.A"/>
        <table:table-column table:style-name="Table1.B"/>
        <table:table-row table:style-name="Table1.1">
          <table:table-cell table:style-name="Table1.A1" office:value-type="float" office:value="0">
            <text:p text:style-name="P123">Pregunta</text:p>
          </table:table-cell>
          <table:table-cell table:style-name="Table1.B1" office:value-type="float" office:value="0">
            <text:p text:style-name="P123">Respuesta</text:p>
          </table:table-cell>
        </table:table-row>
        <table:table-row>
          <table:table-cell table:style-name="Table1.A2" office:value-type="float" office:value="0">
            <text:p text:style-name="P124">¿La información es realmente precisa?</text:p>
          </table:table-cell>
          <table:table-cell table:style-name="Table1.B2">
            <text:p text:style-name="P125"/>
          </table:table-cell>
        </table:table-row>
        <table:table-row>
          <table:table-cell table:style-name="Table1.A2" office:value-type="float" office:value="0">
            <text:p text:style-name="P124">¿La información es concisa y puntual?</text:p>
          </table:table-cell>
          <table:table-cell table:style-name="Table1.B2">
            <text:p text:style-name="P125"/>
          </table:table-cell>
        </table:table-row>
        <table:table-row>
          <table:table-cell table:style-name="Table1.A2" office:value-type="float" office:value="0">
            <text:p text:style-name="P124">¿La plantilla del objeto de contenido es fácil de comprender para el usuario?</text:p>
          </table:table-cell>
          <table:table-cell table:style-name="Table1.B2">
            <text:p text:style-name="P125"/>
          </table:table-cell>
        </table:table-row>
        <table:table-row>
          <table:table-cell table:style-name="Table1.A2" office:value-type="float" office:value="0">
            <text:p text:style-name="P124">¿La información incrustada dentro de un objeto de contenido puede encontrarse con facilidad?</text:p>
          </table:table-cell>
          <table:table-cell table:style-name="Table1.B2">
            <text:p text:style-name="P125"/>
          </table:table-cell>
        </table:table-row>
        <table:table-row>
          <table:table-cell table:style-name="Table1.A2" office:value-type="float" office:value="0">
            <text:p text:style-name="P124">¿Se proporcionaron referencias adecuadas para toda la información derivada de otras fuentes?</text:p>
          </table:table-cell>
          <table:table-cell table:style-name="Table1.B2">
            <text:p text:style-name="P125"/>
          </table:table-cell>
        </table:table-row>
        <table:table-row>
          <table:table-cell table:style-name="Table1.A2" office:value-type="float" office:value="0">
            <text:p text:style-name="P124">¿La información presentada es consistente internamente y con la información presentada en otros objetos de contenido?</text:p>
          </table:table-cell>
          <table:table-cell table:style-name="Table1.B2">
            <text:p text:style-name="P125"/>
          </table:table-cell>
        </table:table-row>
        <table:table-row>
          <table:table-cell table:style-name="Table1.A2" office:value-type="float" office:value="0">
            <text:p text:style-name="P124">¿El contenido es ofensivo, confuso o abre la puerta a demandas?</text:p>
          </table:table-cell>
          <table:table-cell table:style-name="Table1.B2">
            <text:p text:style-name="P125"/>
          </table:table-cell>
        </table:table-row>
        <table:table-row>
          <table:table-cell table:style-name="Table1.A2" office:value-type="float" office:value="0">
            <text:p text:style-name="P124">¿El contenido infringe derechos de autor o nombres comerciales existentes?</text:p>
          </table:table-cell>
          <table:table-cell table:style-name="Table1.B2">
            <text:p text:style-name="P125"/>
          </table:table-cell>
        </table:table-row>
        <table:table-row>
          <table:table-cell table:style-name="Table1.A2" office:value-type="float" office:value="0">
            <text:p text:style-name="P124">¿El contenido incluye vínculos internos que complementan<text:span text:style-name="T30"> el contenido existente? ¿Los vínculos son correctos?</text:span></text:p>
          </table:table-cell>
          <table:table-cell table:style-name="Table1.B2">
            <text:p text:style-name="P125"/>
          </table:table-cell>
        </table:table-row>
        <table:table-row>
          <table:table-cell table:style-name="Table1.A2" office:value-type="float" office:value="0">
            <text:p text:style-name="P124">¿El estilo estético del contenido entra en conflucto con el estilo estético de la interfaz?</text:p>
          </table:table-cell>
          <table:table-cell table:style-name="Table1.B2">
            <text:p text:style-name="P125"/>
          </table:table-cell>
        </table:table-row>
      </table:table>
      <text:p text:style-name="P111"/>
      <text:p text:style-name="P107"><text:span text:style-name="T31"><text:tab/>c. </text:span><text:s/><text:span text:style-name="T31">D</text:span>e organización o estructura de contenido</text:p>
      <text:p text:style-name="P108">L<text:span text:style-name="T32">os elementos existentes dentro del contenido de la </text:span><text:span text:style-name="T26">webapp</text:span><text:span text:style-name="T32"> se corresponden con los que dicen ser. </text:span><text:span text:style-name="T27">Por ejemplo, un posible error es que la imagen a se corresponda con el elemento b.</text:span></text:p>
      <text:p text:style-name="P109">Por otra parte, la nuestra plataforma se encuentra vinculada a una base de datos que genera objetos de contenido dinámico creados en tiempo real. </text:p>
      <text:p text:style-name="P112">Ejemplo: </text:p>
      <text:p text:style-name="P112"><text:tab/>Información válida pasa entre cliente y servidor </text:p>
      <text:p text:style-name="P112"><text:tab/>Se formatean correctamente los datos <text:span text:style-name="T44">recogidos del</text:span> usuario</text:p>
      <text:p text:style-name="P112"><text:soft-page-break/><text:tab/><text:span text:style-name="T45">Se formatean correctamente los datos mostrados al usuario</text:span></text:p>
      <text:p text:style-name="P113">Se ha de probar cada consulta cliente-servidor</text:p>
      <text:p text:style-name="P113"/>
      <text:h text:style-name="P121" text:outline-level="2"><text:tab/>2. Prueba de interfaz – Diseño de contenido e interfaz</text:h>
      <text:p text:style-name="P62"/>
      <text:p text:style-name="P63">ESTRATEGIAS</text:p>
      <text:p text:style-name="P62">La estrategia global consiste en <text:span text:style-name="T46">encontrar errores relacionados con mecanismos de interfaz específicos </text:span><text:span text:style-name="T23">(menú, formulario)</text:span><text:span text:style-name="T42">, <text:s/>con la semántica de navegación de la interfaz, la funcionalidad de la </text:span><text:span text:style-name="T43">webapp</text:span><text:span text:style-name="T42"> o el depsliegue de contenido. Algunos pasos:</text:span></text:p>
      <text:p text:style-name="P38">a. Se prueban las características de la interfaz para garantizar reglas de diseño, estética y contenido visual para que estén disponibles sin error para el usuario. </text:p>
      <text:p text:style-name="P8">Tipo de fuente, color, marcos, imágenes, bordes, tablas...</text:p>
      <text:p text:style-name="P20">b. <text:span text:style-name="T47">Los mecanismos de interfaz se prueban de manera análoga a la </text:span><text:span text:style-name="T50">prueba de unidad.</text:span><text:span text:style-name="T47"> </text:span></text:p>
      <text:p text:style-name="P9">Por medio de guión</text:p>
      <text:p text:style-name="P21">c. <text:span text:style-name="T48">Cada mecanismo de interfaz se prueba dentro del contexto de un caso de uso o de una </text:span><text:span text:style-name="T24">unidad semántica de navegación (USN)</text:span><text:span text:style-name="T24"><text:note text:id="ftn1" text:note-class="footnote"><text:note-citation>1</text:note-citation><text:note-body><text:p text:style-name="P92">Conjunto de estructuras de información y navegación relacionadas que colaboran en el cumplimiento de un subconjunto de requisitos de usuario.</text:p></text:note-body></text:note></text:span><text:span text:style-name="T24"> </text:span><text:span text:style-name="T48">para una categoría de usuario específica.</text:span></text:p>
      <text:p text:style-name="P22">d. Se prueba la interfaz completa contra los casos de uso seleccionados y las USN a fin de descubrir errores de forma análoga <text:s/>a la <text:span text:style-name="T49">prueba de validación</text:span>. <text:span text:style-name="T51">También, se realizan pruebas de usabilidad.</text:span></text:p>
      <text:p text:style-name="P23">e. La interfaz se prueba dentro de varios entornos (navegadores) para garantizar que será compatible.</text:p>
      <text:p text:style-name="P23"/>
      <text:p text:style-name="P50">PRUEBA MECANISMOS DE INTERFAZ – <text:span text:style-name="T54">PRUEBA DE UNIDAD - VERIFICACIÓN</text:span></text:p>
      <text:p text:style-name="P24">Se realizarán distintas guías de prueba para cada mecanismo de interfaz:</text:p>
      <text:list xml:id="list4254193259523724509" text:style-name="L2">
        <text:list-item>
          <text:p text:style-name="P99">Vínculos.</text:p>
          <text:p text:style-name="P99">Se construye una lista con todos los vínculos asociados con la plantilla de interfaz y se ejecuta cada uno individualmente.</text:p>
        </text:list-item>
        <text:list-item>
          <text:p text:style-name="P99">Formularios. </text:p>
          <text:p text:style-name="P99">Se comprueba que:</text:p>
        </text:list-item>
      </text:list>
      <table:table table:name="Table3" table:style-name="Table3">
        <table:table-column table:style-name="Table3.A"/>
        <table:table-column table:style-name="Table3.B"/>
        <table:table-row table:style-name="Table3.1">
          <table:table-cell table:style-name="Table3.A1" office:value-type="float" office:value="0">
            <text:p text:style-name="P78">Pregunta</text:p>
          </table:table-cell>
          <table:table-cell table:style-name="Table3.B1" office:value-type="float" office:value="0">
            <text:p text:style-name="P78">Respuesta</text:p>
          </table:table-cell>
        </table:table-row>
        <table:table-row>
          <table:table-cell table:style-name="Table3.A2" office:value-type="string">
            <text:p text:style-name="P25">Las etiquetas identifican correctamente los campos dentro del formulario.</text:p>
          </table:table-cell>
          <table:table-cell table:style-name="Table3.B2">
            <text:p text:style-name="P83"/>
          </table:table-cell>
        </table:table-row>
        <table:table-row>
          <table:table-cell table:style-name="Table3.A3" office:value-type="string">
            <text:p text:style-name="P25">Los campos obligatorios se identifican visualmente para el usuario.</text:p>
          </table:table-cell>
          <table:table-cell table:style-name="Table3.B2">
            <text:p text:style-name="P83"/>
          </table:table-cell>
        </table:table-row>
        <table:table-row>
          <table:table-cell table:style-name="Table3.A4" office:value-type="string">
            <text:p text:style-name="P25">El servidor recibe toda la información contenida dentro del formulario, y ningún dato se pierde en la transmisión entre cliente y servidor.</text:p>
          </table:table-cell>
          <table:table-cell table:style-name="Table3.B2">
            <text:p text:style-name="P83"/>
          </table:table-cell>
        </table:table-row>
        <table:table-row>
          <table:table-cell table:style-name="Table3.A5" office:value-type="string">
            <text:p text:style-name="P25">Se usan valores por defecto adecuados cuando el usuario no selecciona de <text:soft-page-break/>un menú desplegable o conjunto de botones.</text:p>
          </table:table-cell>
          <table:table-cell table:style-name="Table3.B2">
            <text:p text:style-name="P83"/>
          </table:table-cell>
        </table:table-row>
        <table:table-row>
          <table:table-cell table:style-name="Table3.A6" office:value-type="string">
            <text:p text:style-name="P26">Las funciones del navegador, como el restroceso, no corrompen la entrada de datos en el formulario.</text:p>
          </table:table-cell>
          <table:table-cell table:style-name="Table3.B2">
            <text:p text:style-name="P83"/>
          </table:table-cell>
        </table:table-row>
        <table:table-row>
          <table:table-cell table:style-name="Table3.A12" office:value-type="string">
            <text:p text:style-name="P26">Los guiones que realizan la comprobación de errores en los datos ingresados funcionan de manera adecuada y proporcionan mensajes de error significativos.</text:p>
          </table:table-cell>
          <table:table-cell table:style-name="Table3.B2">
            <text:p text:style-name="P83"/>
          </table:table-cell>
        </table:table-row>
        <table:table-row>
          <table:table-cell table:style-name="Table3.A12" office:value-type="string">
            <text:p text:style-name="P27">Los campos del formulario tienen ancho y tipos de datos adecuados.</text:p>
          </table:table-cell>
          <table:table-cell table:style-name="Table3.B2">
            <text:p text:style-name="P83"/>
          </table:table-cell>
        </table:table-row>
        <table:table-row>
          <table:table-cell table:style-name="Table3.A12" office:value-type="string">
            <text:p text:style-name="P27">El formulario establece salvaguardas adecuadas que prohíben que el usuario ingrese cadenas de texto más largas que cierto máximo predefinido.</text:p>
          </table:table-cell>
          <table:table-cell table:style-name="Table3.B2">
            <text:p text:style-name="P83"/>
          </table:table-cell>
        </table:table-row>
        <table:table-row>
          <table:table-cell table:style-name="Table3.A12" office:value-type="string">
            <text:p text:style-name="P27">Todas las opciones para menús desplegables se ordenan y especifican en forma significativa para el usuario final.</text:p>
          </table:table-cell>
          <table:table-cell table:style-name="Table3.B2">
            <text:p text:style-name="P83"/>
          </table:table-cell>
        </table:table-row>
        <table:table-row>
          <table:table-cell table:style-name="Table3.A12" office:value-type="string">
            <text:p text:style-name="P27">Las características de autocompletado del navegador no conducen a errores en la entrada de datos.</text:p>
          </table:table-cell>
          <table:table-cell table:style-name="Table3.B2">
            <text:p text:style-name="P83"/>
          </table:table-cell>
        </table:table-row>
        <table:table-row>
          <table:table-cell table:style-name="Table3.A12" office:value-type="string">
            <text:p text:style-name="P27">La herramienta de tabulación inicia el movimiento adecuado entre los campos del formulario.</text:p>
          </table:table-cell>
          <table:table-cell table:style-name="Table3.B2">
            <text:p text:style-name="P83"/>
          </table:table-cell>
        </table:table-row>
      </table:table>
      <text:p text:style-name="P73"/>
      <text:list xml:id="list2785290458110117077" text:style-name="L3">
        <text:list-item>
          <text:p text:style-name="P100">Guión en el lado cliente</text:p>
        </text:list-item>
      </text:list>
      <text:p text:style-name="P28">Las pruebas de caja negra se realizan para descubrir errores en el procesamiento conforme se ejecuta el guión. </text:p>
      <text:p text:style-name="P10">Entrada guión, pasos</text:p>
      <text:p text:style-name="P10"/>
      <text:list xml:id="list144950420254750" text:continue-numbering="true" text:style-name="L3">
        <text:list-item>
          <text:p text:style-name="P100">HTML dinámico</text:p>
        </text:list-item>
      </text:list>
      <text:p text:style-name="P29">Se ejecuta cada página HTML con contenido dinámico en cada configuración de entorno.</text:p>
      <text:p text:style-name="P29"/>
      <text:list xml:id="list144949925939297" text:continue-numbering="true" text:style-name="L3">
        <text:list-item>
          <text:p text:style-name="P100">Ventanas <text:span text:style-name="T25">pop-up</text:span></text:p>
        </text:list-item>
      </text:list>
      <text:p text:style-name="P30">Se debe garantizar que:</text:p>
      <table:table table:name="Table2" table:style-name="Table2">
        <table:table-column table:style-name="Table2.A"/>
        <table:table-column table:style-name="Table2.B"/>
        <table:table-row table:style-name="Table2.1">
          <table:table-cell table:style-name="Table2.A1" office:value-type="float" office:value="0">
            <text:p text:style-name="P79">Pregunta</text:p>
          </table:table-cell>
          <table:table-cell table:style-name="Table2.B1" office:value-type="float" office:value="0">
            <text:p text:style-name="P79">Respuest<text:span text:style-name="T52">a</text:span></text:p>
          </table:table-cell>
        </table:table-row>
        <table:table-row>
          <table:table-cell table:style-name="Table2.A2" office:value-type="string">
            <text:p text:style-name="P30">El <text:span text:style-name="T25">pop-up</text:span> tiene el tamaño y posición adecuadas.</text:p>
          </table:table-cell>
          <table:table-cell table:style-name="Table2.B2">
            <text:p text:style-name="P84"/>
          </table:table-cell>
        </table:table-row>
        <table:table-row>
          <table:table-cell table:style-name="Table2.A5" office:value-type="string">
            <text:p text:style-name="P31">El <text:span text:style-name="T25">pop-up</text:span> no cubre la ventana de la <text:span text:style-name="T25">webapp </text:span>original</text:p>
          </table:table-cell>
          <table:table-cell table:style-name="Table2.B2">
            <text:p text:style-name="P84"/>
          </table:table-cell>
        </table:table-row>
        <table:table-row>
          <table:table-cell table:style-name="Table2.A5" office:value-type="string">
            <text:p text:style-name="P31">El diseño estético del <text:span text:style-name="T25">pop-up</text:span> es consistente con el diseño estético de la interfaz.</text:p>
          </table:table-cell>
          <table:table-cell table:style-name="Table2.B2">
            <text:p text:style-name="P84"/>
          </table:table-cell>
        </table:table-row>
        <table:table-row>
          <table:table-cell table:style-name="Table2.A5" office:value-type="string">
            <text:p text:style-name="P31">Las barras de desplazamiento y otros elementos similares se ubican y funcionan de manera adecuada.</text:p>
          </table:table-cell>
          <table:table-cell table:style-name="Table2.B2">
            <text:p text:style-name="P84"/>
          </table:table-cell>
        </table:table-row>
      </table:table>
      <text:p text:style-name="P74"/>
      <text:list xml:id="list144950160483816" text:continue-numbering="true" text:style-name="L3">
        <text:list-item>
          <text:p text:style-name="P100">Guiones C</text:p>
        </text:list-item>
      </text:list>
      <text:p text:style-name="P32"><text:soft-page-break/>Hace énfasis en la integridad de los datos al tramitarlos y prueba el rendimiento en el lado servidor con múltiples demandas de procesamiento <text:span text:style-name="T53">de guión.</text:span></text:p>
      <text:p text:style-name="P32"/>
      <text:list xml:id="list144949600911992" text:continue-numbering="true" text:style-name="L3">
        <text:list-item>
          <text:p text:style-name="P100">Contenido de <text:span text:style-name="T25">streaming</text:span></text:p>
        </text:list-item>
      </text:list>
      <text:p text:style-name="P56"/>
      <text:list xml:id="list144949205610825" text:continue-numbering="true" text:style-name="L3">
        <text:list-item>
          <text:p text:style-name="P104">Cookies</text:p>
        </text:list-item>
      </text:list>
      <text:p text:style-name="P33">En el lado servidor, se debe probar que una <text:span text:style-name="T25">cookie</text:span> se construyó adecuadamente y que se transmitió de manera adecuada al lado cliente cuando se solicitó el contenido. Se debe probar también, la persistencia adecuada de la <text:span text:style-name="T25">cookie</text:span> para probar que su fecha de expiración es correcta.</text:p>
      <text:p text:style-name="P33">En el lado cliente, se determina si se han ligado las <text:span text:style-name="T25">cookies</text:span> existentes a una solución específica.</text:p>
      <text:p text:style-name="P33"/>
      <text:list xml:id="list7562550890932550984" text:style-name="L4">
        <text:list-item>
          <text:p text:style-name="P101">Mecanismos de interfaz específicos de aplicación</text:p>
        </text:list-item>
      </text:list>
      <text:p text:style-name="P11">Filtro, hacer el test...</text:p>
      <text:p text:style-name="P11"/>
      <text:p text:style-name="P51">PRUEBA DE SEMÁNTICA DE LA INTERFAZ</text:p>
      <text:p text:style-name="P14">Se prueba cada escenario de caso de uso como una secuencia de prueba.</text:p>
      <text:p text:style-name="P14"/>
      <text:p text:style-name="P52">PRUEBAS DE USABILIDAD</text:p>
      <text:p text:style-name="P34">Se evalúa el grado en el cual los usuarios pueden interactuar efectivamente con la <text:span text:style-name="T25">webapp</text:span> y el grado en que la <text:span text:style-name="T25">webapp</text:span> guía las acciones de usuario, proporciona retroalimentación significativa y refuerza un enfoque de interacción consistente, haciéndola amigable y facilitando la vida del usuario.</text:p>
      <text:p text:style-name="P15">El ingeniero contribuye al diseño de las pruebas de usabilidad, pero quien las realiza son los usuarios finales.</text:p>
      <text:p text:style-name="P35">Se fijan distintas categorías y objetivos de prueba:</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9">Categoría</text:p>
          </table:table-cell>
          <table:table-cell table:style-name="Table4.A1" office:value-type="string">
            <text:p text:style-name="P89">Pregunta</text:p>
          </table:table-cell>
          <table:table-cell table:style-name="Table4.C1" office:value-type="string">
            <text:p text:style-name="P89">Respuesta</text:p>
          </table:table-cell>
        </table:table-row>
        <table:table-row>
          <table:table-cell table:style-name="Table4.A2" office:value-type="string">
            <text:p text:style-name="P90">Interactividad</text:p>
          </table:table-cell>
          <table:table-cell table:style-name="Table4.B2" office:value-type="string">
            <text:p text:style-name="P87">¿Los mecanismos de interacción (por ejemplo, menús desplegables, botones, punteros) son fáciles de entender y usar?</text:p>
          </table:table-cell>
          <table:table-cell table:style-name="Table4.C2" office:value-type="string">
            <text:p text:style-name="P82"/>
          </table:table-cell>
        </table:table-row>
        <table:table-row>
          <table:table-cell table:style-name="Table4.A2" office:value-type="string">
            <text:p text:style-name="P90">Plantilla</text:p>
          </table:table-cell>
          <table:table-cell table:style-name="Table4.B2" office:value-type="string">
            <text:p text:style-name="P87">¿Los mecanismos de navegación, contenido y funciones se colocan de forma que el usuario pueda encontrarlos rápidamente?</text:p>
          </table:table-cell>
          <table:table-cell table:style-name="Table4.C2" office:value-type="string">
            <text:p text:style-name="P82"/>
          </table:table-cell>
        </table:table-row>
        <table:table-row>
          <table:table-cell table:style-name="Table4.A2" table:number-rows-spanned="2" office:value-type="string">
            <text:p text:style-name="P90">Legibilidad</text:p>
          </table:table-cell>
          <table:table-cell table:style-name="Table4.B2" office:value-type="string">
            <text:p text:style-name="P87">¿El texto está bien escrito y es comprensible?</text:p>
          </table:table-cell>
          <table:table-cell table:style-name="Table4.C2" office:value-type="string">
            <text:p text:style-name="P82"/>
          </table:table-cell>
        </table:table-row>
        <table:table-row>
          <table:covered-table-cell/>
          <table:table-cell table:style-name="Table4.B2" office:value-type="string">
            <text:p text:style-name="P87">¿Las representaciones gráficas se entienden con facilidad?</text:p>
          </table:table-cell>
          <table:table-cell table:style-name="Table4.C2" office:value-type="string">
            <text:p text:style-name="P82"/>
          </table:table-cell>
        </table:table-row>
        <table:table-row>
          <table:table-cell table:style-name="Table4.A2" table:number-rows-spanned="2" office:value-type="string">
            <text:p text:style-name="P90">Estética</text:p>
          </table:table-cell>
          <table:table-cell table:style-name="Table4.B2" office:value-type="string">
            <text:p text:style-name="P87">¿La plantilla, color, fuente y características relacionadas facilitan el uso?</text:p>
          </table:table-cell>
          <table:table-cell table:style-name="Table4.C2" office:value-type="string">
            <text:p text:style-name="P82"/>
          </table:table-cell>
        </table:table-row>
        <table:table-row>
          <table:covered-table-cell/>
          <table:table-cell table:style-name="Table4.B2" office:value-type="string">
            <text:p text:style-name="P87">¿Los usuarios “se sienten cómodos” con la apariencia y el sentimiento que transmite la <text:span text:style-name="T25">webapp?</text:span></text:p>
          </table:table-cell>
          <table:table-cell table:style-name="Table4.C2" office:value-type="string">
            <text:p text:style-name="P82"/>
          </table:table-cell>
        </table:table-row>
        <table:table-row>
          <table:table-cell table:style-name="Table4.A2" office:value-type="string">
            <text:p text:style-name="P91">Características de despliegue</text:p>
          </table:table-cell>
          <table:table-cell table:style-name="Table4.B2" office:value-type="string">
            <text:p text:style-name="P88">¿La <text:span text:style-name="T25">webapp </text:span>usa de manera óptima el tamaño y la resolución de la pantalla?</text:p>
          </table:table-cell>
          <table:table-cell table:style-name="Table4.C2" office:value-type="string">
            <text:p text:style-name="P82"/>
          </table:table-cell>
        </table:table-row>
        <table:table-row>
          <table:table-cell table:style-name="Table4.A2" office:value-type="string">
            <text:p text:style-name="P91">Sensibilidad temporal</text:p>
          </table:table-cell>
          <table:table-cell table:style-name="Table4.B2" office:value-type="string">
            <text:p text:style-name="P88">¿Las características, funciones y contenido importantes pueden usarse de forma oportuna?</text:p>
          </table:table-cell>
          <table:table-cell table:style-name="Table4.C2" office:value-type="string">
            <text:p text:style-name="P82"/>
          </table:table-cell>
        </table:table-row>
        <table:table-row>
          <table:table-cell table:style-name="Table4.A2" office:value-type="string">
            <text:p text:style-name="P91">Personalización</text:p>
          </table:table-cell>
          <table:table-cell table:style-name="Table4.B2" office:value-type="string">
            <text:p text:style-name="P88">¿La <text:span text:style-name="T25">webapp</text:span> se adapta a las necesidades específicas de diferentes categorías de usuario o de usuarios individuales?</text:p>
          </table:table-cell>
          <table:table-cell table:style-name="Table4.C2" office:value-type="string">
            <text:p text:style-name="P82"/>
          </table:table-cell>
        </table:table-row>
        <table:table-row>
          <table:table-cell table:style-name="Table4.A2" office:value-type="string">
            <text:p text:style-name="P91">Accesibilidad</text:p>
          </table:table-cell>
          <table:table-cell table:style-name="Table4.B2" office:value-type="string">
            <text:p text:style-name="P88">¿La <text:span text:style-name="T25">webapp </text:span>es accesible a personas que tienen discapacidades?</text:p>
          </table:table-cell>
          <table:table-cell table:style-name="Table4.C2" office:value-type="string">
            <text:p text:style-name="P82"/>
          </table:table-cell>
        </table:table-row>
      </table:table>
      <text:p text:style-name="P35"/>
      <text:p text:style-name="P53">PRUEBAS DE COMPATIBILIDAD</text:p>
      <text:p text:style-name="P12">Se deben definir un conjunto de configuraciones de cómputo y sus variantes ubicados en el lado cliente. </text:p>
      <text:p text:style-name="P12">Se crea un esquema en forma de árbol: plataforma, dispositivos de despliegue, sistemas operativos, navegadores, probables velocidades de conexión a internet...</text:p>
      <text:p text:style-name="P12"/>
      <text:p text:style-name="P36"/>
      <text:h text:style-name="P121" text:outline-level="2"><text:span text:style-name="T38"><text:tab/>3. Prueba de navegación – Diseño de navegación y arquitectónico</text:span><text:span text:style-name="T34"> </text:span><text:span text:style-name="T20">Consultar proyecto DAW: Arquitectura de la info</text:span></text:h>
      <text:p text:style-name="P60"><text:span text:style-name="T18">S</text:span><text:span text:style-name="T1">e busca garantizar que son funcionales todos los mecanismos que permiten a un usuario recorrer una </text:span><text:span text:style-name="T7">webapp</text:span><text:span text:style-name="T1"> y validar que cada unidad semántica de navegación (USN) pueda lograr la categoría de usuario apropiada.</text:span></text:p>
      <text:p text:style-name="P60"/>
      <text:p text:style-name="P54">PRUEBA DE SINTAXIS DE NAVEGACIÓN</text:p>
      <text:p text:style-name="P39">Se prueba cada uno de los mecanismos de navegación de la siguiente forma:</text:p>
      <text:list xml:id="list6428240959485429348" text:style-name="L5">
        <text:list-item>
          <text:p text:style-name="P102">Vínculos de navegación, tanto externos como internos, deben asegurar que se alcanza el contenido o funcionalidad adecuados.</text:p>
        </text:list-item>
        <text:list-item>
          <text:p text:style-name="P94"><text:span text:style-name="T1">Redirecciones: Gestionan que el usuario introduzca una URL inexistente. </text:span><text:span text:style-name="T19">Se debería mostrar un mensaje de aviso para el usuario y redirigir la navegación a otra página.</text:span></text:p>
          <text:p text:style-name="P102">Por tanto, se prueban URLs incorrectas y comprobar que se manejan bien este tipo de incidencias.</text:p>
        </text:list-item>
        <text:list-item>
          <text:p text:style-name="P95"><text:span text:style-name="T1">Marcas de página: La </text:span><text:span text:style-name="T7">webapp</text:span><text:span text:style-name="T1"> debe asegurarse de que el título de página al extraerse sea significativo al crear la marca.</text:span></text:p>
        </text:list-item>
        <text:list-item>
          <text:p text:style-name="P96"><text:span text:style-name="T1">Marcos y </text:span><text:span text:style-name="T7">frames</text:span><text:span text:style-name="T1">: Los mecanismos de navegación y despliegue de marcos deben probarse para que tengan el contenido correcto, la plantilla y tamaño adecuados, rendimiento de descargas y compatibilidad con el navegador.</text:span></text:p>
        </text:list-item>
        <text:list-item>
          <text:p text:style-name="P103">Mapa de sitio: Proporciona una tabla de contenido completa para todas las páginas web. Se debe probar cada vínculo de entrada del mapa de sitio.</text:p>
        </text:list-item>
        <text:list-item>
          <text:p text:style-name="P103">Motores de búsqueda internos: Permite buscar una palabra clave dentro del sitio web. Se debe probar la precisión y completitud de la búsqueda, las propiedades de manejo de error del motor de búsqueda y las características de búsqueda avanzadas.</text:p>
        </text:list-item>
      </text:list>
      <text:p text:style-name="P40"/>
      <text:p text:style-name="P55">PRUEBA DE LA SEMÁNTICA DE NAVEGACIÓN</text:p>
      <text:p text:style-name="P42">Cada USN permite a un usuario lograr requisitos específicos definidos por uno o más casos de uso para una categoría de usuario. <text:span text:style-name="T55">La siguiente prueba de navegación asegura que se cumple para cada USN:</text:span></text:p>
      <text:p text:style-name="P43"/>
      <table:table table:name="Table5" table:style-name="Table5">
        <table:table-column table:style-name="Table5.A"/>
        <table:table-column table:style-name="Table5.B"/>
        <table:table-row table:style-name="Table5.1">
          <table:table-cell table:style-name="Table5.A1" office:value-type="float" office:value="0">
            <text:p text:style-name="P80">Pregunta</text:p>
          </table:table-cell>
          <table:table-cell table:style-name="Table5.B1" office:value-type="float" office:value="0">
            <text:p text:style-name="P80">Respuest<text:span text:style-name="T52">a</text:span></text:p>
          </table:table-cell>
        </table:table-row>
        <table:table-row>
          <table:table-cell table:style-name="Table5.A2" office:value-type="string">
            <text:p text:style-name="P44">¿La USN se logra en su totalidad sin error?</text:p>
          </table:table-cell>
          <table:table-cell table:style-name="Table5.B2">
            <text:p text:style-name="P85"/>
          </table:table-cell>
        </table:table-row>
        <text:soft-page-break/>
        <table:table-row>
          <table:table-cell table:style-name="Table5.A13" office:value-type="string">
            <text:p text:style-name="P44">¿Todo nodo de navegación (definido por una USN) se alcanza dentro del contexto de las rutas de navegación definidas por la USN?</text:p>
          </table:table-cell>
          <table:table-cell table:style-name="Table5.B2">
            <text:p text:style-name="P85"/>
          </table:table-cell>
        </table:table-row>
        <table:table-row>
          <table:table-cell table:style-name="Table5.A13" office:value-type="string">
            <text:p text:style-name="P44">Si la USN puede lograrse usando más de una ruta de navegación, ¿se probó cada ruta relevante?</text:p>
          </table:table-cell>
          <table:table-cell table:style-name="Table5.B2">
            <text:p text:style-name="P85"/>
          </table:table-cell>
        </table:table-row>
        <table:table-row>
          <table:table-cell table:style-name="Table5.A13" office:value-type="string">
            <text:p text:style-name="P44">Si la interfaz de usuario proporciona una guía para auxiliar en la navegación, ¿las instrucciones son correctas y comprensibles conforme avanza la navegación?</text:p>
          </table:table-cell>
          <table:table-cell table:style-name="Table5.B2">
            <text:p text:style-name="P85"/>
          </table:table-cell>
        </table:table-row>
        <table:table-row>
          <table:table-cell table:style-name="Table5.A13" office:value-type="string">
            <text:p text:style-name="P44">¿Existe un mecanismo (distinto a la flecha “retroceso” del navegador) para regresar al nodo de navegación anterior y al comienzo de la ruta de navegación?</text:p>
          </table:table-cell>
          <table:table-cell table:style-name="Table5.B2">
            <text:p text:style-name="P85"/>
          </table:table-cell>
        </table:table-row>
        <table:table-row>
          <table:table-cell table:style-name="Table5.A13" office:value-type="string">
            <text:p text:style-name="P44">¿Los mecanismos de navegación dentro de un gran nodo de navegación (es decir, una página web grande) funcionan de manera adecuada?</text:p>
          </table:table-cell>
          <table:table-cell table:style-name="Table5.B2">
            <text:p text:style-name="P85"/>
          </table:table-cell>
        </table:table-row>
        <table:table-row>
          <table:table-cell table:style-name="Table5.A13" office:value-type="string">
            <text:p text:style-name="P44">Si una función debe ejecutarse en un nodo y el usuario elige no proporcionar entrada, ¿el resto de la USN puede completarse?</text:p>
          </table:table-cell>
          <table:table-cell table:style-name="Table5.B2">
            <text:p text:style-name="P85"/>
          </table:table-cell>
        </table:table-row>
        <table:table-row>
          <table:table-cell table:style-name="Table5.A13" office:value-type="string">
            <text:p text:style-name="P44">Si una función debe ejecutarse en un nodo y ocure un error en el procesamiento de la función, ¿la USN puede completarse?</text:p>
          </table:table-cell>
          <table:table-cell table:style-name="Table5.B2">
            <text:p text:style-name="P85"/>
          </table:table-cell>
        </table:table-row>
        <table:table-row>
          <table:table-cell table:style-name="Table5.A13" office:value-type="string">
            <text:p text:style-name="P44">¿Existe alguna forma para descontinuar la navegación antes de que todos los nodos se hayan alcanzado, pero luego regresar a donde se descontinuó la navegación y avanzar desde aquí?</text:p>
          </table:table-cell>
          <table:table-cell table:style-name="Table5.B2">
            <text:p text:style-name="P85"/>
          </table:table-cell>
        </table:table-row>
        <table:table-row>
          <table:table-cell table:style-name="Table5.A13" office:value-type="string">
            <text:p text:style-name="P44">¿Todo nodo es alcanzado desde el mapa de sitio? ¿Los nombres de nodo son significativos para los usuarios finales?</text:p>
          </table:table-cell>
          <table:table-cell table:style-name="Table5.B2">
            <text:p text:style-name="P85"/>
          </table:table-cell>
        </table:table-row>
        <table:table-row>
          <table:table-cell table:style-name="Table5.A13" office:value-type="string">
            <text:p text:style-name="P44">Si un nodo dentro de una USN se alcanza desde alguna fuente externa, ¿es posible avanzar hacia el nodo siguiente en la ruta de navegación? ¿Es posible regresar al nodo anterior en la ruta de navegación?</text:p>
          </table:table-cell>
          <table:table-cell table:style-name="Table5.B2">
            <text:p text:style-name="P85"/>
          </table:table-cell>
        </table:table-row>
        <table:table-row>
          <table:table-cell table:style-name="Table5.A13" office:value-type="string">
            <text:p text:style-name="P44">¿El usuario entiende su ubicación dentro de la arquitectura de contenido conforme se ejecuta la USN?</text:p>
          </table:table-cell>
          <table:table-cell table:style-name="Table5.B2">
            <text:p text:style-name="P85"/>
          </table:table-cell>
        </table:table-row>
      </table:table>
      <text:h text:style-name="P122" text:outline-level="2"><text:span text:style-name="T35"><text:tab/>4. Prueba de componente – </text:span><text:span text:style-name="T36">Diseño arquitectónico y de componente – </text:span><text:span text:style-name="T37">VALIDACIÓN</text:span></text:h>
      <text:p text:style-name="P13">Métodos de diseño de casos de prueba – Capítulo 18</text:p>
      <text:p text:style-name="P16"/>
      <text:p text:style-name="P64"><text:span text:style-name="T39">P</text:span><text:span text:style-name="T33">ara cada prueba, se hace otra a mayores: </text:span><text:span text:style-name="T40">La prueba de error forzado</text:span><text:span text:style-name="T33">, tratando de que el componente web llegue a una condición de error </text:span><text:span text:style-name="T41">para estudiar cómo es la gestión del mismo.</text:span></text:p>
      <text:p text:style-name="P64"/>
      <text:p text:style-name="P4"><text:span text:style-name="T17">S</text:span><text:span text:style-name="T1">e especifican valores de entrada y salida del componente, así como la salida real</text:span></text:p>
      <text:p text:style-name="P4"/>
      <text:p text:style-name="P41"/>
      <text:p text:style-name="P76"/>
      <text:h text:style-name="Heading_20_2" text:outline-level="2"><text:tab/>5. <text:span text:style-name="T28">Pruebas de configuración, rendimiento y seguridad – Tecnología</text:span></text:h>
      <text:p text:style-name="P45">La variabilidad e inestabilidad del hardware, sistemas operativos, navegadores, capacidad de almacenamiento, velocidades de comunicación de red, y otros factores, son difíciles de predecir para cada usuario. Aún así, la configuración para un usuario puede cambiar de manera regular dando como resultado a errores sutiles y significativos que marquen la diferencia entre las experiencias de cada usuario.</text:p>
      <text:p text:style-name="P46">En el lado servidor, se consideran sus componentes de configuración:</text:p>
      <text:p text:style-name="P47"/>
      <table:table table:name="Table6" table:style-name="Table6">
        <table:table-column table:style-name="Table6.A"/>
        <table:table-column table:style-name="Table6.B"/>
        <table:table-row table:style-name="Table6.1">
          <table:table-cell table:style-name="Table6.A1" office:value-type="float" office:value="0">
            <text:p text:style-name="P81">Pregunta</text:p>
          </table:table-cell>
          <table:table-cell table:style-name="Table6.B1" office:value-type="float" office:value="0">
            <text:p text:style-name="P81">Respuest<text:span text:style-name="T52">a</text:span></text:p>
          </table:table-cell>
        </table:table-row>
        <table:table-row>
          <table:table-cell table:style-name="Table6.A6" office:value-type="string">
            <text:p text:style-name="P48">¿La <text:span text:style-name="T25">webapp</text:span> es completamente compatible con el servidor OS?</text:p>
          </table:table-cell>
          <table:table-cell table:style-name="Table6.B2">
            <text:p text:style-name="P86"/>
          </table:table-cell>
        </table:table-row>
        <table:table-row>
          <table:table-cell table:style-name="Table6.A6" office:value-type="string">
            <text:p text:style-name="P48">¿Los archivos de sistema, directorios y datos de sistema relacionados se crean correctamente cuando la <text:span text:style-name="T25">webapp</text:span> es operativa?</text:p>
          </table:table-cell>
          <table:table-cell table:style-name="Table6.B2">
            <text:p text:style-name="P86"/>
          </table:table-cell>
        </table:table-row>
        <table:table-row>
          <table:table-cell table:style-name="Table6.A6" office:value-type="string">
            <text:p text:style-name="P48">¿Las medidas de seguridad del sistema (por ejemplo, <text:span text:style-name="T25">firewalls</text:span> o encriptado) permiten a la <text:span text:style-name="T25">webapp</text:span> ejecutarse y atender a los usuarios sin interferencia o degradación del rendimiento?</text:p>
          </table:table-cell>
          <table:table-cell table:style-name="Table6.B2">
            <text:p text:style-name="P86"/>
          </table:table-cell>
        </table:table-row>
        <table:table-row>
          <table:table-cell table:style-name="Table6.A6" office:value-type="string">
            <text:p text:style-name="P48">¿La <text:span text:style-name="T25">webapp</text:span> se probó con la configuración de servidor distribuido que se eligió?</text:p>
          </table:table-cell>
          <table:table-cell table:style-name="Table6.B2">
            <text:p text:style-name="P86"/>
          </table:table-cell>
        </table:table-row>
        <table:table-row>
          <table:table-cell table:style-name="Table6.A6" office:value-type="string">
            <text:p text:style-name="P49">¿La <text:span text:style-name="T25">webapp </text:span></text:p>
          </table:table-cell>
          <table:table-cell table:style-name="Table6.B2">
            <text:p text:style-name="P86"/>
          </table:table-cell>
        </table:table-row>
      </table:table>
      <text:h text:style-name="P118" text:outline-level="1">Fuente</text:h>
      <text:p text:style-name="P61"><text:span text:style-name="T4">P</text:span><text:span text:style-name="T1">ressm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1:13:52.567758718</meta:creation-date>
    <meta:generator>LibreOffice/4.2.8.2$Linux_X86_64 LibreOffice_project/420m0$Build-2</meta:generator>
    <dc:date>2017-12-16T14:49:48.828012502</dc:date>
    <meta:editing-duration>PT3H47M37S</meta:editing-duration>
    <meta:editing-cycles>141</meta:editing-cycles>
    <meta:document-statistic meta:table-count="6" meta:image-count="0" meta:object-count="0" meta:page-count="14" meta:paragraph-count="189" meta:word-count="2496" meta:character-count="15868" meta:non-whitespace-character-count="13548"/>
  </office:meta>
</office:document-meta>
</file>